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760000007397313E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Print" svg:font-family="'Segoe Print'" style:font-pitch="variable"/>
    <style:font-face style:name="Roman" svg:font-family="Roman" style:font-adornments="Italique" style:font-family-generic="roman" style:font-pitch="variable"/>
    <style:font-face style:name="Roman1" svg:font-family="Roma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0.942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1.831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0.388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0.887cm"/>
    </style:style>
    <style:style style:name="co17" style:family="table-column">
      <style:table-column-properties fo:break-before="auto" style:column-width="0.859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342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118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841cm" fo:break-before="auto" style:use-optimal-row-height="false"/>
    </style:style>
    <style:style style:name="ro12" style:family="table-row">
      <style:table-row-properties style:row-height="0.736cm" fo:break-before="auto" style:use-optimal-row-height="false"/>
    </style:style>
    <style:style style:name="ro13" style:family="table-row">
      <style:table-row-properties style:row-height="0.42cm" fo:break-before="auto" style:use-optimal-row-height="false"/>
    </style:style>
    <style:style style:name="ro14" style:family="table-row">
      <style:table-row-properties style:row-height="0.446cm" fo:break-before="auto" style:use-optimal-row-height="false"/>
    </style:style>
    <style:style style:name="ro1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order-bottom="none" fo:background-color="#ffccff" fo:border-left="0.088cm solid #000000" fo:border-right="none" fo:border-top="0.088cm solid #000000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fo:background-color="#ffccff" fo:border-left="0.088cm solid #000000" fo:border-right="none" fo:border-top="none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88cm solid #000000" fo:background-color="#ffccff" fo:border-left="0.088cm solid #000000" fo:border-right="none" fo:border-top="none"/>
      <style:text-properties fo:font-size="20pt" style:font-size-asian="20pt" style:font-size-complex="20pt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ffccff" fo:border-left="none" fo:border-right="none" fo:border-top="0.088cm solid #000000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ffccff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none" fo:background-color="#dddddd" fo:border-left="0.088cm solid #000000" fo:border-right="0.088cm solid #000000" fo:border-top="0.088cm solid #000000" style:vertical-align="middle"/>
      <style:text-properties fo:color="#cc00cc" style:font-name="Roman1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8" style:family="table-cell" style:parent-style-name="Default">
      <style:table-cell-properties fo:border-bottom="none" fo:background-color="#dddddd" fo:border-left="0.088cm solid #000000" fo:border-right="none" fo:border-top="none"/>
      <style:text-properties fo:color="#3333ff" style:font-name="Roman1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9" style:family="table-cell" style:parent-style-name="Default">
      <style:table-cell-properties fo:border-bottom="none" fo:background-color="#dddddd" fo:border-left="0.088cm solid #000000" fo:border-right="none" fo:border-top="none"/>
      <style:text-properties fo:color="#cc00cc" style:font-name="Roman1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88cm solid #000000" fo:border-right="none" fo:border-top="none"/>
      <style:paragraph-properties fo:text-align="end" fo:margin-left="0cm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1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20pt" style:font-size-asian="20pt" style:font-size-complex="20pt"/>
    </style:style>
    <style:style style:name="ce12" style:family="table-cell" style:parent-style-name="Default">
      <style:table-cell-properties fo:border-bottom="0.088cm solid #000000" fo:background-color="#dddddd" fo:border-left="0.088cm solid #000000" fo:border-right="none" fo:border-top="none"/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0.088cm solid #000000" fo:background-color="#ffccff" fo:border-left="none" fo:border-right="none" fo:border-top="none"/>
      <style:text-properties fo:font-size="20pt" style:font-size-asian="20pt" style:font-size-complex="20pt"/>
    </style:style>
    <style:style style:name="ce14" style:family="table-cell" style:parent-style-name="Default">
      <style:table-cell-properties fo:border-bottom="none" fo:background-color="#dddddd" fo:border-left="none" fo:border-right="none" fo:border-top="0.088cm solid #000000"/>
      <style:text-properties fo:color="#3333ff" style:font-name="Roman1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5" style:family="table-cell" style:parent-style-name="Default">
      <style:table-cell-properties fo:background-color="#dddddd"/>
      <style:text-properties fo:color="#3333ff" style:font-name="Roman1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6" style:family="table-cell" style:parent-style-name="Default">
      <style:table-cell-properties fo:background-color="#ffffff" style:diagonal-bl-tr="0.002cm solid #000000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7" style:family="table-cell" style:parent-style-name="Default">
      <style:table-cell-properties fo:background-color="#dddddd"/>
      <style:text-properties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8" style:family="table-cell" style:parent-style-name="Default">
      <style:table-cell-properties fo:background-color="#eeeeee"/>
      <style:text-properties fo:color="#3333ff" style:font-name="Roman1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9" style:family="table-cell" style:parent-style-name="Default">
      <style:table-cell-properties fo:background-color="#eeeeee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Roman1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eeeeee"/>
      <style:text-properties fo:font-size="20pt" style:font-size-asian="20pt" style:font-size-complex="20pt"/>
    </style:style>
    <style:style style:name="ce22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3" style:family="table-cell" style:parent-style-name="Default">
      <style:table-cell-properties fo:border-bottom="0.088cm solid #000000" fo:background-color="#dddddd" fo:border-left="none" fo:border-right="none" fo:border-top="none"/>
      <style:text-properties fo:font-size="20pt" style:font-size-asian="20pt" style:font-size-complex="20pt"/>
    </style:style>
    <style:style style:name="ce24" style:family="table-cell" style:parent-style-name="Default">
      <style:table-cell-properties fo:border-bottom="none" fo:background-color="#dddddd" fo:border-left="none" fo:border-right="none" fo:border-top="0.088cm solid #000000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5" style:family="table-cell" style:parent-style-name="Default">
      <style:table-cell-properties fo:background-color="#dddddd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6" style:family="table-cell" style:parent-style-name="Default">
      <style:table-cell-properties fo:border-bottom="none" fo:background-color="#ffffff" style:diagonal-bl-tr="0.002cm solid #000000" fo:border-left="none" fo:border-right="0.002cm solid #000000" fo:border-top="none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7" style:family="table-cell" style:parent-style-name="Default">
      <style:table-cell-properties fo:background-color="#eeeeee" fo:border="none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8" style:family="table-cell" style:parent-style-name="Default">
      <style:table-cell-properties fo:background-color="#eeeeee"/>
      <style:text-properties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9" style:family="table-cell" style:parent-style-name="Default">
      <style:table-cell-properties fo:border-bottom="0.002cm solid #9900ff" fo:background-color="#ffffff" fo:border-left="none" fo:border-right="none" fo:border-top="0.002cm solid #9900ff" style:vertical-align="middle"/>
      <style:text-properties fo:color="#3333ff" style:font-name="Roman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0" style:family="table-cell" style:parent-style-name="Default">
      <style:table-cell-properties fo:border-bottom="0.002cm solid #9900ff" fo:background-color="#ffffff" fo:border-left="none" fo:border-right="none" fo:border-top="0.002cm solid #9900ff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31" style:family="table-cell" style:parent-style-name="Default">
      <style:table-cell-properties fo:background-color="#eeeeee"/>
      <style:text-properties style:font-name="Roman1" fo:font-size="20pt" style:font-size-asian="20pt" style:font-size-complex="20pt"/>
    </style:style>
    <style:style style:name="ce32" style:family="table-cell" style:parent-style-name="Default">
      <style:table-cell-properties fo:border-bottom="0.002cm solid #9900ff" fo:background-color="#ffffff" fo:border-left="none" fo:border-right="none" fo:border-top="0.002cm solid #9900ff" style:vertical-align="middle"/>
      <style:text-properties fo:color="#3333ff" style:font-name="Roman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3" style:family="table-cell" style:parent-style-name="Default" style:data-style-name="N38">
      <style:table-cell-properties fo:border-bottom="0.002cm solid #9900ff" fo:background-color="#ffffff" style:text-align-source="fix" style:repeat-content="false" fo:border-left="none" fo:border-right="none" fo:border-top="0.002cm solid #9900ff" style:vertical-align="middle"/>
      <style:paragraph-properties fo:text-align="start" fo:margin-left="0cm"/>
      <style:text-properties fo:color="#ff3333" style:font-name="Roman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fo:background-color="#eeeeee" fo:border="none"/>
      <style:text-properties style:font-name="Roman1" fo:font-size="20pt" style:font-size-asian="20pt" style:font-size-complex="20pt"/>
    </style:style>
    <style:style style:name="ce35" style:family="table-cell" style:parent-style-name="Default">
      <style:table-cell-properties fo:background-color="#ffccff"/>
    </style:style>
    <style:style style:name="ce36" style:family="table-cell" style:parent-style-name="Default">
      <style:table-cell-properties fo:background-color="#ffccff" style:vertical-align="middle"/>
    </style:style>
    <style:style style:name="ce37" style:family="table-cell" style:parent-style-name="Default">
      <style:table-cell-properties fo:border-bottom="0.002cm solid #9900ff" fo:background-color="#ffffff" fo:border-left="none" fo:border-right="0.088cm solid #9900ff" fo:border-top="0.002cm solid #9900ff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38" style:family="table-cell" style:parent-style-name="Default">
      <style:table-cell-properties fo:border-bottom="0.002cm solid #9900ff" fo:background-color="#ffffff" fo:border-left="0.088cm solid #9900ff" fo:border-right="none" fo:border-top="0.002cm solid #9900ff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3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ff3333" style:font-name="Roman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color="#3333ff" style:font-name="Roman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ffccff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eeeeee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45" style:family="table-cell" style:parent-style-name="Default">
      <style:table-cell-properties fo:border-bottom="0.002cm solid #9900ff" fo:background-color="#ffffff" style:text-align-source="fix" style:repeat-content="false" fo:border-left="none" fo:border-right="none" fo:border-top="0.002cm solid #9900ff" style:vertical-align="middle"/>
      <style:paragraph-properties fo:text-align="end" fo:margin-left="0cm"/>
      <style:text-properties fo:color="#3333ff" style:font-name="Roman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start" fo:margin-left="0cm"/>
      <style:text-properties fo:color="#ff3333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47" style:family="table-cell" style:parent-style-name="Default">
      <style:table-cell-properties fo:border-bottom="none" fo:background-color="#dddddd" fo:border-left="none" fo:border-right="0.088cm solid #000000" fo:border-top="none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48" style:family="table-cell" style:parent-style-name="Default">
      <style:table-cell-properties fo:border-bottom="none" fo:background-color="#dddddd" fo:border-left="none" fo:border-right="0.088cm solid #000000" fo:border-top="none"/>
      <style:text-properties style:font-name="Roman1" fo:font-size="20pt" style:font-size-asian="20pt" style:font-size-complex="20pt"/>
    </style:style>
    <style:style style:name="ce49" style:family="table-cell" style:parent-style-name="Default">
      <style:table-cell-properties fo:border-bottom="none" fo:background-color="#dddddd" fo:border-left="none" fo:border-right="0.088cm solid #000000" fo:border-top="none"/>
      <style:text-properties fo:font-size="20pt" style:font-size-asian="20pt" style:font-size-complex="20pt"/>
    </style:style>
    <style:style style:name="ce50" style:family="table-cell" style:parent-style-name="Default">
      <style:table-cell-properties fo:border-bottom="0.088cm solid #000000" fo:background-color="#dddddd" fo:border-left="none" fo:border-right="0.088cm solid #000000" fo:border-top="none"/>
      <style:text-properties fo:font-size="20pt" style:font-size-asian="20pt" style:font-size-complex="20pt"/>
    </style:style>
    <style:style style:name="ce51" style:family="table-cell" style:parent-style-name="Default">
      <style:table-cell-properties fo:background-color="#ffccff" style:text-align-source="fix" style:repeat-content="false" fo:border="0.088cm solid #000000" style:vertical-align="middle"/>
      <style:paragraph-properties fo:text-align="center" fo:margin-left="0cm"/>
      <style:text-properties fo:color="#0084d1" fo:font-size="12pt" style:font-size-asian="12pt" style:font-size-complex="12pt"/>
    </style:style>
    <style:style style:name="ce52" style:family="table-cell" style:parent-style-name="Default">
      <style:table-cell-properties fo:background-color="#ffccff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53" style:family="table-cell" style:parent-style-name="Default">
      <style:table-cell-properties fo:background-color="#ffccff"/>
      <style:text-properties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54" style:family="table-cell" style:parent-style-name="Default">
      <style:table-cell-properties fo:border-bottom="0.088cm solid #ff00cc" fo:background-color="#ffccff" fo:border-left="none" fo:border-right="0.088cm solid #ff00cc" fo:border-top="none"/>
      <style:text-properties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55" style:family="table-cell" style:parent-style-name="Default">
      <style:table-cell-properties fo:border-bottom="0.088cm solid #ff00cc" fo:background-color="#ff99cc" style:text-align-source="fix" style:repeat-content="false" fo:border-left="0.088cm solid #000000" fo:border-right="0.088cm solid #000000" fo:border-top="0.088cm solid #ff00cc"/>
      <style:paragraph-properties fo:text-align="center" fo:margin-left="0cm"/>
      <style:text-properties fo:color="#ff3333" style:text-outline="true" style:font-name="Roman1" fo:font-size="26pt" fo:text-shadow="1pt 1pt" fo:font-weight="bold" style:font-size-asian="26pt" style:font-weight-asian="bold" style:font-size-complex="26pt" style:font-weight-complex="bold" style:font-relief="none"/>
    </style:style>
    <style:style style:name="ce56" style:family="table-cell" style:parent-style-name="Default">
      <style:table-cell-properties fo:border-bottom="none" fo:background-color="#ffccff" fo:border-left="none" fo:border-right="0.088cm solid #ff00cc" fo:border-top="0.088cm solid #ff00cc"/>
      <style:text-properties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57" style:family="table-cell" style:parent-style-name="Default">
      <style:table-cell-properties fo:border-bottom="none" fo:background-color="#ffccff" fo:border-left="none" fo:border-right="0.088cm solid #ff00cc" fo:border-top="none"/>
      <style:text-properties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58" style:family="table-cell" style:parent-style-name="Default">
      <style:table-cell-properties fo:border-bottom="0.088cm solid #ff00cc" fo:background-color="#eeeeee" fo:border-left="0.088cm solid #ff00cc" fo:border-right="none" fo:border-top="0.088cm solid #ff00cc"/>
      <style:text-properties fo:color="#6600cc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59" style:family="table-cell" style:parent-style-name="Default">
      <style:table-cell-properties fo:border-bottom="0.088cm solid #ff00cc" fo:background-color="#eeeeee" fo:border-left="0.088cm solid #ff00cc" fo:border-right="none" fo:border-top="0.088cm solid #ff00cc"/>
    </style:style>
    <style:style style:name="ce60" style:family="table-cell" style:parent-style-name="Default">
      <style:table-cell-properties fo:border-bottom="none" fo:background-color="#eeeeee" fo:border-left="0.088cm solid #ff00cc" fo:border-right="none" fo:border-top="0.088cm solid #ff00cc"/>
      <style:text-properties fo:color="#6600cc" style:font-name="Roman1"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ce61" style:family="table-cell" style:parent-style-name="Default">
      <style:table-cell-properties fo:border-bottom="none" fo:background-color="#eeeeee" fo:border-left="0.088cm solid #ff00cc" fo:border-right="none" fo:border-top="none"/>
      <style:text-properties fo:color="#cc00cc" style:font-name="Roman1"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ce62" style:family="table-cell" style:parent-style-name="Default">
      <style:table-cell-properties fo:border-bottom="0.088cm solid #ff00cc" fo:background-color="#eeeeee" fo:border-left="0.088cm solid #ff00cc" fo:border-right="none" fo:border-top="none"/>
      <style:text-properties fo:color="#6600cc" style:font-name="Roman1" fo:font-size="20pt" style:font-size-asian="20pt" style:font-size-complex="20pt"/>
    </style:style>
    <style:style style:name="ce63" style:family="table-cell" style:parent-style-name="Default">
      <style:table-cell-properties fo:background-color="#ffccff" fo:border="none"/>
      <style:text-properties style:font-name="Roman1" fo:font-size="20pt" style:font-size-asian="20pt" style:font-size-complex="20pt"/>
    </style:style>
    <style:style style:name="ce64" style:family="table-cell" style:parent-style-name="Default">
      <style:table-cell-properties fo:border-bottom="none" fo:background-color="#cccccc" fo:border-left="0.088cm solid #000000" fo:border-right="none" fo:border-top="0.088cm solid #000000"/>
      <style:text-properties fo:font-size="20pt" style:font-size-asian="20pt" style:font-size-complex="20pt"/>
    </style:style>
    <style:style style:name="ce65" style:family="table-cell" style:parent-style-name="Default">
      <style:table-cell-properties fo:border-bottom="none" fo:background-color="#cccccc" fo:border-left="0.088cm solid #000000" fo:border-right="none" fo:border-top="none"/>
      <style:text-properties fo:font-size="20pt" style:font-size-asian="20pt" style:font-size-complex="20pt"/>
    </style:style>
    <style:style style:name="ce66" style:family="table-cell" style:parent-style-name="Default">
      <style:table-cell-properties fo:border-bottom="0.088cm solid #000000" fo:background-color="#cccccc" fo:border-left="0.088cm solid #000000" fo:border-right="none" fo:border-top="none"/>
      <style:text-properties fo:font-size="20pt" style:font-size-asian="20pt" style:font-size-complex="20pt"/>
    </style:style>
    <style:style style:name="ce67" style:family="table-cell" style:parent-style-name="Default">
      <style:table-cell-properties fo:border-bottom="none" fo:background-color="#dddddd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color="#cc00cc" style:font-name="Roman1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ce68" style:family="table-cell" style:parent-style-name="Default">
      <style:table-cell-properties fo:border-bottom="none" fo:background-color="#dddddd" style:text-align-source="fix" style:repeat-content="false" fo:border-left="0.088cm solid #000000" fo:border-right="0.088cm solid #000000" fo:border-top="none"/>
      <style:paragraph-properties fo:text-align="center" fo:margin-left="0cm"/>
      <style:text-properties fo:font-size="20pt" style:font-size-asian="20pt" style:font-size-complex="20pt"/>
    </style:style>
    <style:style style:name="ce69" style:family="table-cell" style:parent-style-name="Default">
      <style:table-cell-properties fo:border-bottom="none" fo:background-color="#dddddd" style:text-align-source="fix" style:repeat-content="false" fo:border-left="0.088cm solid #000000" fo:border-right="none" fo:border-top="none" style:vertical-align="middle"/>
      <style:paragraph-properties fo:text-align="start" fo:margin-left="0cm"/>
      <style:text-properties fo:color="#3333ff" style:font-name="Roman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70" style:family="table-cell" style:parent-style-name="Default">
      <style:table-cell-properties fo:border-bottom="0.002cm solid #000000" fo:background-color="#dddddd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color="#cc00cc" style:font-name="Roman1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71" style:family="table-cell" style:parent-style-name="Default">
      <style:table-cell-properties fo:border-bottom="none" fo:background-color="#dddddd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color="#6600cc" style:text-outline="true" style:font-name="Roman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72" style:family="table-cell" style:parent-style-name="Default">
      <style:table-cell-properties fo:border-bottom="none" fo:background-color="#dddddd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color="#6600cc" style:text-outline="true" style:font-name="Roman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73" style:family="table-cell" style:parent-style-name="Default">
      <style:table-cell-properties fo:border-bottom="0.088cm solid #000000" fo:background-color="#dddddd" style:text-align-source="fix" style:repeat-content="false" fo:border-left="0.088cm solid #000000" fo:border-right="none" fo:border-top="none"/>
      <style:paragraph-properties fo:text-align="center" fo:margin-left="0cm"/>
      <style:text-properties fo:color="#cc00cc" style:font-name="Roman1" fo:font-size="28pt" style:font-size-asian="28pt" style:font-size-complex="28pt"/>
    </style:style>
    <style:style style:name="ce74" style:family="table-cell" style:parent-style-name="Default">
      <style:table-cell-properties fo:background-color="#ffccff"/>
      <style:text-properties fo:color="#3333ff" style:font-name="Roman1" fo:font-size="20pt" style:font-size-asian="20pt" style:font-size-complex="20pt"/>
    </style:style>
    <style:style style:name="ce75" style:family="table-cell" style:parent-style-name="Default">
      <style:table-cell-properties fo:border-bottom="none" fo:background-color="#eeeeee" fo:border-left="none" fo:border-right="none" fo:border-top="0.088cm solid #ff00cc"/>
      <style:text-properties fo:color="#6600cc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7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8080" style:font-name="Roma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ce77" style:family="table-cell" style:parent-style-name="Default">
      <style:table-cell-properties fo:background-color="#eeeeee" fo:border="none"/>
      <style:text-properties fo:color="#6600cc" style:font-name="Roman1"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ce7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8080" style:font-name="Roman1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ce79" style:family="table-cell" style:parent-style-name="Default">
      <style:table-cell-properties fo:border-bottom="0.088cm solid #ff00cc" fo:background-color="#eeeeee" fo:border-left="none" fo:border-right="none" fo:border-top="none"/>
      <style:text-properties fo:color="#6600cc" style:font-name="Roman1" fo:font-size="20pt" style:font-size-asian="20pt" style:font-size-complex="20pt"/>
    </style:style>
    <style:style style:name="ce80" style:family="table-cell" style:parent-style-name="Default">
      <style:table-cell-properties fo:background-color="#dddddd" style:text-align-source="fix" style:repeat-content="false" fo:border="0.141cm solid #ff3333" style:vertical-align="middle"/>
      <style:paragraph-properties fo:text-align="center" fo:margin-left="0cm"/>
      <style:text-properties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81" style:family="table-cell" style:parent-style-name="Default">
      <style:table-cell-properties fo:border-bottom="none" fo:background-color="#cccccc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color="#ff33ff" style:text-outline="true" style:font-name="Roman1" fo:font-size="26pt" fo:text-shadow="1pt 1pt" style:text-underline-style="solid" style:text-underline-type="double" style:text-underline-width="auto" style:text-underline-color="#000000" style:font-size-asian="26pt" style:font-size-complex="26pt"/>
    </style:style>
    <style:style style:name="ce82" style:family="table-cell" style:parent-style-name="Default">
      <style:table-cell-properties fo:background-color="#cccccc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83" style:family="table-cell" style:parent-style-name="Default">
      <style:table-cell-properties fo:border-bottom="0.088cm solid #000000" fo:background-color="#cccccc" fo:border-left="none" fo:border-right="none" fo:border-top="none"/>
      <style:text-properties fo:font-size="20pt" style:font-size-asian="20pt" style:font-size-complex="20pt"/>
    </style:style>
    <style:style style:name="ce84" style:family="table-cell" style:parent-style-name="Default">
      <style:table-cell-properties fo:background-color="#ffccff"/>
      <style:text-properties fo:font-size="10pt" style:font-size-asian="10pt" style:font-size-complex="10pt"/>
    </style:style>
    <style:style style:name="ce85" style:family="table-cell" style:parent-style-name="Default">
      <style:table-cell-properties fo:background-color="#dddddd"/>
    </style:style>
    <style:style style:name="ce86" style:family="table-cell" style:parent-style-name="Default">
      <style:table-cell-properties fo:background-color="#dddddd"/>
      <style:text-properties fo:color="#3333ff" style:font-name="Roman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7" style:family="table-cell" style:parent-style-name="Default">
      <style:table-cell-properties fo:border-bottom="0.002cm solid #000000" fo:border-left="none" fo:border-right="none" fo:border-top="none"/>
    </style:style>
    <style:style style:name="ce88" style:family="table-cell" style:parent-style-name="Default">
      <style:table-cell-properties fo:border-bottom="none" fo:background-color="#dddddd" fo:border-left="none" fo:border-right="none" fo:border-top="0.002cm solid #000000" style:vertical-align="middle"/>
      <style:text-properties fo:color="#cc00cc" style:font-name="Roman" fo:font-size="22pt" fo:font-style="italic" fo:text-shadow="1pt 1pt" style:font-size-asian="22pt" style:font-style-asian="italic" style:font-size-complex="22pt" style:font-style-complex="italic"/>
    </style:style>
    <style:style style:name="ce89" style:family="table-cell" style:parent-style-name="Default">
      <style:table-cell-properties fo:border-bottom="none" fo:background-color="#dddddd" fo:border-left="none" fo:border-right="0.088cm solid #000000" fo:border-top="none" style:vertical-align="middle"/>
      <style:text-properties fo:color="#cc00cc" style:font-name="Roman" fo:font-size="22pt" fo:font-style="italic" fo:text-shadow="1pt 1pt" style:font-size-asian="22pt" style:font-style-asian="italic" style:font-size-complex="22pt" style:font-style-complex="italic"/>
    </style:style>
    <style:style style:name="ce90" style:family="table-cell" style:parent-style-name="Default">
      <style:table-cell-properties fo:border-bottom="none" fo:background-color="#dddddd" fo:border-left="none" fo:border-right="0.088cm solid #000000" fo:border-top="none" style:vertical-align="middle"/>
      <style:text-properties fo:color="#cc00cc" style:font-name="Roman" fo:font-size="20pt" fo:font-style="italic" fo:text-shadow="1pt 1pt" style:font-size-asian="20pt" style:font-style-asian="italic" style:font-size-complex="20pt" style:font-style-complex="italic"/>
    </style:style>
    <style:style style:name="ce91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center" fo:margin-left="0cm"/>
      <style:text-properties fo:color="#cc00cc" style:font-name="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2" style:family="table-cell" style:parent-style-name="Default">
      <style:table-cell-properties fo:border-bottom="none" fo:background-color="#eeeeee" fo:border-left="none" fo:border-right="none" fo:border-top="0.088cm solid #ff00cc"/>
      <style:text-properties fo:color="#6600cc" style:font-name="Roman1" fo:font-size="20pt" style:font-size-asian="20pt" style:font-size-complex="20pt"/>
    </style:style>
    <style:style style:name="ce93" style:family="table-cell" style:parent-style-name="Default">
      <style:table-cell-properties fo:background-color="#eeeeee"/>
      <style:text-properties fo:color="#6600cc" style:font-name="Roman1" fo:font-size="20pt" fo:font-weight="bold" style:font-size-asian="20pt" style:font-weight-asian="bold" style:font-size-complex="20pt" style:font-weight-complex="bold"/>
    </style:style>
    <style:style style:name="ce94" style:family="table-cell" style:parent-style-name="Default">
      <style:table-cell-properties fo:background-color="#eeeeee"/>
      <style:text-properties fo:color="#6600cc" style:font-name="Roman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ce95" style:family="table-cell" style:parent-style-name="Default">
      <style:table-cell-properties fo:border-bottom="none" fo:background-color="#cccccc" fo:border-left="none" fo:border-right="none" fo:border-top="0.088cm solid #000000"/>
      <style:text-properties fo:color="#3333ff" style:font-name="Roman1" fo:font-size="20pt" style:font-size-asian="20pt" style:font-size-complex="20pt"/>
    </style:style>
    <style:style style:name="ce96" style:family="table-cell" style:parent-style-name="Default">
      <style:table-cell-properties fo:border-bottom="none" fo:background-color="#dddddd" fo:border-left="none" fo:border-right="0.088cm solid #000000" fo:border-top="0.088cm solid #000000"/>
      <style:text-properties fo:font-size="20pt" style:font-size-asian="20pt" style:font-size-complex="20pt"/>
    </style:style>
    <style:style style:name="ce97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none" style:vertical-align="top"/>
      <style:paragraph-properties fo:text-align="end" fo:margin-left="0cm"/>
      <style:text-properties fo:color="#3333ff" style:font-name="Roman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none" style:vertical-align="middle"/>
      <style:paragraph-properties fo:text-align="end" fo:margin-left="0cm"/>
      <style:text-properties fo:color="#3333ff" style:font-name="Roman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9" style:family="table-cell" style:parent-style-name="Default">
      <style:table-cell-properties fo:border-bottom="0.002cm solid #000000" fo:background-color="#ffccff" fo:border-left="none" fo:border-right="none" fo:border-top="none"/>
      <style:text-properties style:font-name="Roman1" fo:font-size="20pt" style:font-size-asian="20pt" style:font-size-complex="20pt"/>
    </style:style>
    <style:style style:name="ce100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02cm solid #000000" style:vertical-align="middle"/>
      <style:paragraph-properties fo:text-align="end" fo:margin-left="0cm"/>
      <style:text-properties fo:color="#3333ff" style:font-name="Roman1" fo:font-size="12pt" style:font-size-asian="12pt" style:font-size-complex="12pt"/>
    </style:style>
    <style:style style:name="ce101" style:family="table-cell" style:parent-style-name="Default">
      <style:table-cell-properties fo:background-color="#ffcccc" style:text-align-source="fix" style:repeat-content="false" fo:border="0.088cm solid #000000" style:vertical-align="middle"/>
      <style:paragraph-properties fo:text-align="center" fo:margin-left="0cm"/>
      <style:text-properties fo:color="#cc00cc" fo:font-size="15pt" style:font-size-asian="15pt" style:font-size-complex="15pt"/>
    </style:style>
    <style:style style:name="ce102" style:family="table-cell" style:parent-style-name="Default">
      <style:table-cell-properties fo:background-color="#ffccff"/>
      <style:text-properties style:font-name="Roman1" fo:font-size="20pt" style:font-size-asian="20pt" style:font-size-complex="20pt"/>
    </style:style>
    <style:style style:name="ce103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color="#6600cc" style:font-name="Roman1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-bottom="none" fo:background-color="#cccccc" fo:border-left="none" fo:border-right="none" fo:border-top="0.088cm solid #000000"/>
      <style:text-properties style:font-name="Roman1" fo:font-size="20pt" style:font-size-asian="20pt" style:font-size-complex="20pt"/>
    </style:style>
    <style:style style:name="ce105" style:family="table-cell" style:parent-style-name="Default">
      <style:table-cell-properties fo:border-bottom="0.088cm solid #000000" fo:background-color="#ff66cc" fo:border-left="none" fo:border-right="0.088cm solid #000000" fo:border-top="0.088cm solid #000000" style:vertical-align="middle"/>
      <style:text-properties fo:color="#3333ff" style:font-name="Roman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6" style:family="table-cell" style:parent-style-name="Default">
      <style:table-cell-properties fo:background-color="#ffccff" style:text-align-source="fix" style:repeat-content="false"/>
      <style:paragraph-properties fo:text-align="end" fo:margin-left="0cm"/>
      <style:text-properties fo:color="#3333ff" style:font-name="Roman1" fo:font-size="20pt" style:font-size-asian="20pt" style:font-size-complex="20pt"/>
    </style:style>
    <style:style style:name="ce107" style:family="table-cell" style:parent-style-name="Default">
      <style:table-cell-properties fo:border-bottom="none" fo:background-color="#eeeeee" fo:border-left="none" fo:border-right="0.088cm solid #ff00cc" fo:border-top="0.088cm solid #ff00cc"/>
      <style:text-properties fo:color="#6600cc" style:font-name="Roman1" fo:font-size="20pt" style:font-size-asian="20pt" style:font-size-complex="20pt"/>
    </style:style>
    <style:style style:name="ce108" style:family="table-cell" style:parent-style-name="Default">
      <style:table-cell-properties fo:border-bottom="none" fo:background-color="#eeeeee" fo:border-left="none" fo:border-right="0.088cm solid #ff00cc" fo:border-top="none"/>
      <style:text-properties fo:color="#6600cc" style:font-name="Roman1" fo:font-size="20pt" style:font-size-asian="20pt" style:font-size-complex="20pt"/>
    </style:style>
    <style:style style:name="ce109" style:family="table-cell" style:parent-style-name="Default">
      <style:table-cell-properties fo:border-bottom="none" fo:background-color="#eeeeee" fo:border-left="none" fo:border-right="0.088cm solid #ff00cc" fo:border-top="none" style:vertical-align="middle"/>
      <style:text-properties fo:color="#6600cc" style:font-name="Roman1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0.088cm solid #ff00cc" fo:background-color="#eeeeee" fo:border-left="none" fo:border-right="0.088cm solid #ff00cc" fo:border-top="none"/>
      <style:text-properties fo:color="#6600cc" style:font-name="Roman1" fo:font-size="20pt" style:font-size-asian="20pt" style:font-size-complex="20pt"/>
    </style:style>
    <style:style style:name="ce111" style:family="table-cell" style:parent-style-name="Default">
      <style:table-cell-properties fo:border-bottom="none" fo:background-color="#cccccc" fo:border-left="none" fo:border-right="none" fo:border-top="0.088cm solid #000000"/>
    </style:style>
    <style:style style:name="ce112" style:family="table-cell" style:parent-style-name="Default">
      <style:table-cell-properties fo:background-color="#cccccc"/>
    </style:style>
    <style:style style:name="ce113" style:family="table-cell" style:parent-style-name="Default">
      <style:table-cell-properties fo:border-bottom="none" fo:background-color="#ffccff" fo:border-left="0.088cm solid #ff00cc" fo:border-right="none" fo:border-top="none"/>
      <style:text-properties style:font-name="Roman1" fo:font-size="20pt" style:font-size-asian="20pt" style:font-size-complex="20pt"/>
    </style:style>
    <style:style style:name="ce114" style:family="table-cell" style:parent-style-name="Default">
      <style:table-cell-properties fo:border-bottom="none" fo:background-color="#ffccff" fo:border-left="0.088cm solid #ff00cc" fo:border-right="none" fo:border-top="none"/>
      <style:text-properties fo:color="#3333ff" style:font-name="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15" style:family="table-cell" style:parent-style-name="Default">
      <style:table-cell-properties fo:border-bottom="none" fo:background-color="#cccccc" fo:border-left="none" fo:border-right="none" fo:border-top="0.088cm solid #000000" style:vertical-align="top"/>
      <style:text-properties fo:font-size="20pt" style:font-size-asian="20pt" style:font-size-complex="20pt"/>
    </style:style>
    <style:style style:name="ce116" style:family="table-cell" style:parent-style-name="Default">
      <style:table-cell-properties fo:background-color="#cccccc"/>
      <style:text-properties fo:font-size="20pt" style:font-size-asian="20pt" style:font-size-complex="20pt"/>
    </style:style>
    <style:style style:name="ce117" style:family="table-cell" style:parent-style-name="Default">
      <style:table-cell-properties fo:border-bottom="none" fo:background-color="#dddddd" style:text-align-source="fix" style:repeat-content="false" fo:border-left="0.088cm solid #000000" fo:border-right="none" fo:border-top="0.088cm solid #000000"/>
      <style:paragraph-properties fo:text-align="end" fo:margin-left="0cm"/>
      <style:text-properties fo:color="#3333ff" style:font-name="Roman1" fo:font-size="20pt" style:font-size-asian="20pt" style:font-size-complex="20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0.088cm solid #000000" fo:border-right="none" fo:border-top="none"/>
      <style:paragraph-properties fo:text-align="end" fo:margin-left="0cm"/>
      <style:text-properties fo:color="#3333ff" style:font-name="Roman1" fo:font-size="20pt" style:font-size-asian="20pt" style:font-size-complex="20pt"/>
    </style:style>
    <style:style style:name="ce119" style:family="table-cell" style:parent-style-name="Default">
      <style:table-cell-properties fo:border-bottom="none" fo:background-color="#dddddd" fo:border-left="0.088cm solid #000000" fo:border-right="none" fo:border-top="none"/>
      <style:text-properties style:font-name="Roman1" fo:font-size="20pt" style:font-size-asian="20pt" style:font-size-complex="20pt"/>
    </style:style>
    <style:style style:name="ce120" style:family="table-cell" style:parent-style-name="Default">
      <style:table-cell-properties fo:border-bottom="0.088cm solid #000000" fo:background-color="#dddddd" fo:border-left="0.088cm solid #000000" fo:border-right="none" fo:border-top="none"/>
      <style:text-properties style:font-name="Roman1" fo:font-size="20pt" style:font-size-asian="20pt" style:font-size-complex="20pt"/>
    </style:style>
    <style:style style:name="ce121" style:family="table-cell" style:parent-style-name="Default">
      <style:table-cell-properties fo:border-bottom="none" fo:background-color="#dddddd" fo:border-left="0.088cm solid #000000" fo:border-right="none" fo:border-top="0.088cm solid #000000"/>
      <style:text-properties style:font-name="Roman1" fo:font-size="20pt" style:font-size-asian="20pt" style:font-size-complex="20pt"/>
    </style:style>
    <style:style style:name="ce122" style:family="table-cell" style:parent-style-name="Default">
      <style:table-cell-properties fo:border-bottom="none" fo:background-color="#dddddd" fo:border-left="0.088cm solid #000000" fo:border-right="none" fo:border-top="none"/>
      <style:text-properties fo:color="#6600cc" style:font-name="Roman1" fo:font-size="20pt" style:font-size-asian="20pt" style:font-size-complex="20pt"/>
    </style:style>
    <style:style style:name="ce123" style:family="table-cell" style:parent-style-name="Default">
      <style:table-cell-properties fo:border-bottom="0.088cm solid #000000" fo:background-color="#dddddd" fo:border-left="0.088cm solid #000000" fo:border-right="none" fo:border-top="none"/>
      <style:text-properties fo:color="#6600cc" style:font-name="Roman1" fo:font-size="20pt" style:font-size-asian="20pt" style:font-size-complex="20pt"/>
    </style:style>
    <style:style style:name="ce124" style:family="table-cell" style:parent-style-name="Default">
      <style:table-cell-properties fo:border-bottom="none" fo:background-color="#cccccc" style:text-align-source="fix" style:repeat-content="false" fo:border-left="none" fo:border-right="none" fo:border-top="0.088cm solid #000000" style:vertical-align="top"/>
      <style:paragraph-properties fo:text-align="start" fo:margin-left="0cm"/>
      <style:text-properties fo:color="#6600cc" style:font-name="Segoe Print" fo:font-size="14pt" fo:font-weight="bold" style:font-size-asian="14pt" style:font-weight-asian="bold" style:font-size-complex="14pt" style:font-weight-complex="bold" style:font-relief="embossed"/>
    </style:style>
    <style:style style:name="ce125" style:family="table-cell" style:parent-style-name="Default">
      <style:table-cell-properties fo:background-color="#cccccc" fo:border="none"/>
      <style:text-properties fo:font-size="20pt" style:font-size-asian="20pt" style:font-size-complex="20pt"/>
    </style:style>
    <style:style style:name="ce126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center" fo:margin-left="0cm"/>
      <style:text-properties fo:color="#cc00cc" style:font-name="Segoe Print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cc00cc" style:font-name="Segoe Print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12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6600cc" style:font-name="Segoe Print" fo:font-size="11pt" fo:font-weight="bold" style:font-size-asian="11pt" style:font-weight-asian="bold" style:font-size-complex="11pt" style:font-weight-complex="bold" style:font-relief="embossed"/>
    </style:style>
    <style:style style:name="ce12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6600cc" style:font-name="Segoe Print" fo:font-size="10pt" fo:font-weight="bold" style:font-size-asian="10pt" style:font-weight-asian="bold" style:font-size-complex="10pt" style:font-weight-complex="bold" style:font-relief="embossed"/>
    </style:style>
    <style:style style:name="ce13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6600cc" style:font-name="Segoe Print" fo:font-size="13pt" fo:font-weight="bold" style:font-size-asian="13pt" style:font-weight-asian="bold" style:font-size-complex="13pt" style:font-weight-complex="bold" style:font-relief="embossed"/>
    </style:style>
    <style:style style:name="ce13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6600cc" style:font-name="Segoe Print" fo:font-size="12pt" fo:font-weight="bold" style:font-size-asian="12pt" style:font-weight-asian="bold" style:font-size-complex="12pt" style:font-weight-complex="bold" style:font-relief="embossed"/>
    </style:style>
    <style:style style:name="ce132" style:family="table-cell" style:parent-style-name="Default">
      <style:table-cell-properties fo:border-bottom="none" fo:background-color="#ff00cc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color="#cc00cc" style:font-name="Segoe Print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34" style:family="table-cell" style:parent-style-name="Default">
      <style:table-cell-properties fo:border-bottom="none" fo:border-left="0.088cm solid #000000" fo:border-right="0.088cm solid #000000" fo:border-top="none"/>
    </style:style>
    <style:style style:name="ce135" style:family="table-cell" style:parent-style-name="Default">
      <style:table-cell-properties fo:border-bottom="none" fo:background-color="#ffffcc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color="#6600cc" style:font-name="Segoe Print" fo:font-size="10pt" fo:font-weight="bold" style:font-size-asian="10pt" style:font-weight-asian="bold" style:font-size-complex="10pt" style:font-weight-complex="bold" style:font-relief="embossed"/>
    </style:style>
    <style:style style:name="ce136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color="#6600cc" style:font-name="Segoe Print" fo:font-size="12pt" fo:font-weight="bold" style:font-size-asian="12pt" style:font-weight-asian="bold" style:font-size-complex="12pt" style:font-weight-complex="bold" style:font-relief="embossed"/>
    </style:style>
    <style:style style:name="ce1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6600cc" style:font-name="Segoe Print" fo:font-size="10.5pt" fo:font-weight="bold" style:font-size-asian="10.5pt" style:font-weight-asian="bold" style:font-size-complex="10.5pt" style:font-weight-complex="bold" style:font-relief="embossed"/>
    </style:style>
    <style:style style:name="ce13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6600cc" style:font-name="Segoe Print" fo:font-size="14pt" fo:font-weight="bold" style:font-size-asian="14pt" style:font-weight-asian="bold" style:font-size-complex="14pt" style:font-weight-complex="bold" style:font-relief="embossed"/>
    </style:style>
    <style:style style:name="ce139" style:family="table-cell" style:parent-style-name="Default">
      <style:table-cell-properties fo:border-bottom="0.088cm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6600cc" style:font-name="Roman1" fo:font-size="20pt" style:font-size-asian="20pt" style:font-size-complex="20pt"/>
    </style:style>
    <style:style style:name="ce140" style:family="table-cell" style:parent-style-name="Default">
      <style:table-cell-properties fo:border-bottom="none" fo:background-color="#cccccc" fo:border-left="none" fo:border-right="none" fo:border-top="0.088cm solid #000000" style:vertical-align="top"/>
    </style:style>
    <style:style style:name="ce141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142" style:family="table-cell" style:parent-style-name="Default">
      <style:table-cell-properties fo:border-bottom="0.088cm solid #000000" fo:background-color="#cccccc" fo:border-left="none" fo:border-right="none" fo:border-top="none"/>
      <style:text-properties fo:font-size="14pt" style:font-size-asian="14pt" style:font-size-complex="14pt"/>
    </style:style>
    <style:style style:name="ce143" style:family="table-cell" style:parent-style-name="Default">
      <style:table-cell-properties fo:border-bottom="0.002cm solid #000000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ize="20pt" style:font-size-asian="20pt" style:font-size-complex="20pt"/>
    </style:style>
    <style:style style:name="ce144" style:family="table-cell" style:parent-style-name="Default">
      <style:table-cell-properties fo:border-bottom="0.002cm solid #000000" fo:background-color="#dddddd" style:text-align-source="fix" style:repeat-content="false" fo:border-left="none" fo:border-right="0.088cm solid #000000" fo:border-top="0.002cm solid #000000"/>
      <style:paragraph-properties fo:text-align="center" fo:margin-left="0cm"/>
      <style:text-properties fo:font-size="20pt" style:font-size-asian="20pt" style:font-size-complex="20pt"/>
    </style:style>
    <style:style style:name="ce145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02cm solid #000000"/>
      <style:paragraph-properties fo:text-align="center" fo:margin-left="0cm"/>
      <style:text-properties fo:font-size="20pt" style:font-size-asian="20pt" style:font-size-complex="20pt"/>
    </style:style>
    <style:style style:name="ce146" style:family="table-cell" style:parent-style-name="Default">
      <style:table-cell-properties fo:border-bottom="none" fo:background-color="#ffccff" style:text-align-source="fix" style:repeat-content="false" fo:border-left="none" fo:border-right="none" fo:border-top="0.088cm solid #000000"/>
      <style:paragraph-properties fo:text-align="center" fo:margin-left="0cm"/>
      <style:text-properties fo:font-size="20pt" style:font-size-asian="20pt" style:font-size-complex="20pt"/>
    </style:style>
    <style:style style:name="ce147" style:family="table-cell" style:parent-style-name="Default">
      <style:table-cell-properties fo:border-bottom="none" fo:background-color="#ffccff" style:text-align-source="fix" style:repeat-content="false" fo:border-left="none" fo:border-right="0.088cm solid #000000" fo:border-top="none"/>
      <style:paragraph-properties fo:text-align="start" fo:margin-left="0cm"/>
      <style:text-properties fo:color="#3333ff" style:font-name="Roman1" fo:font-size="10pt" style:font-size-asian="10pt" style:font-size-complex="10pt"/>
    </style:style>
    <style:style style:name="ce148" style:family="table-cell" style:parent-style-name="Default">
      <style:table-cell-properties fo:border-bottom="none" fo:background-color="#dddddd" fo:border-left="none" fo:border-right="0.088cm solid #000000" fo:border-top="0.088cm solid #000000"/>
      <style:text-properties fo:color="#3333ff" style:font-name="Roman1" fo:font-size="20pt" style:font-size-asian="20pt" style:font-size-complex="20pt"/>
    </style:style>
    <style:style style:name="ce149" style:family="table-cell" style:parent-style-name="Default">
      <style:table-cell-properties fo:border-bottom="none" fo:background-color="#dddddd" fo:border-left="none" fo:border-right="0.088cm solid #000000" fo:border-top="none"/>
      <style:text-properties fo:font-size="14pt" style:font-size-asian="14pt" style:font-size-complex="14pt"/>
    </style:style>
    <style:style style:name="ce150" style:family="table-cell" style:parent-style-name="Default">
      <style:table-cell-properties fo:border-bottom="0.088cm solid #000000" fo:background-color="#dddddd" style:text-align-source="fix" style:repeat-content="false" fo:border-left="none" fo:border-right="0.088cm solid #000000" fo:border-top="none"/>
      <style:paragraph-properties fo:text-align="center" fo:margin-left="0cm"/>
      <style:text-properties fo:color="#6600cc" style:font-name="Roman1" fo:font-size="20pt" style:font-size-asian="20pt" style:font-size-complex="20pt"/>
    </style:style>
    <style:style style:name="ce151" style:family="table-cell" style:parent-style-name="Default">
      <style:table-cell-properties fo:border-bottom="none" fo:background-color="#cccccc" fo:border-left="none" fo:border-right="0.088cm solid #000000" fo:border-top="0.088cm solid #000000" style:vertical-align="top"/>
    </style:style>
    <style:style style:name="ce152" style:family="table-cell" style:parent-style-name="Default">
      <style:table-cell-properties fo:border-bottom="none" fo:background-color="#cccccc" fo:border-left="none" fo:border-right="0.088cm solid #000000" fo:border-top="none"/>
      <style:text-properties fo:font-size="14pt" style:font-size-asian="14pt" style:font-size-complex="14pt"/>
    </style:style>
    <style:style style:name="ce153" style:family="table-cell" style:parent-style-name="Default">
      <style:table-cell-properties fo:border-bottom="0.088cm solid #000000" fo:background-color="#cccccc" fo:border-left="none" fo:border-right="0.088cm solid #000000" fo:border-top="none"/>
      <style:text-properties fo:font-size="14pt" style:font-size-asian="14pt" style:font-size-complex="14pt"/>
    </style:style>
    <style:style style:name="ce154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start" fo:margin-left="0cm"/>
      <style:text-properties fo:color="#6600cc" style:font-name="Segoe Print" fo:font-size="14pt" fo:font-weight="bold" style:font-size-asian="14pt" style:font-weight-asian="bold" style:font-size-complex="14pt" style:font-weight-complex="bold" style:font-relief="embossed"/>
    </style:style>
    <style:style style:name="ce155" style:family="table-cell" style:parent-style-name="Default">
      <style:table-cell-properties fo:background-color="#ffccff" style:text-align-source="fix" style:repeat-content="false"/>
      <style:paragraph-properties fo:text-align="start" fo:margin-left="0cm"/>
      <style:text-properties fo:color="#ff3333" fo:font-size="20pt" style:font-size-asian="20pt" style:font-size-complex="20pt"/>
    </style:style>
    <style:style style:name="ce156" style:family="table-cell" style:parent-style-name="Default">
      <style:table-cell-properties fo:background-color="#ffccff"/>
      <style:text-properties fo:font-size="15pt" style:font-size-asian="15pt" style:font-size-complex="15pt"/>
    </style:style>
    <style:style style:name="ce157" style:family="table-cell" style:parent-style-name="Default">
      <style:table-cell-properties fo:border-bottom="none" fo:background-color="#ffccff" fo:border-left="none" fo:border-right="0.088cm solid #000000" fo:border-top="0.088cm solid #000000"/>
      <style:text-properties fo:font-size="20pt" style:font-size-asian="20pt" style:font-size-complex="20pt"/>
    </style:style>
    <style:style style:name="ce158" style:family="table-cell" style:parent-style-name="Default">
      <style:table-cell-properties fo:border-bottom="none" fo:background-color="#ffccff" fo:border-left="none" fo:border-right="0.088cm solid #000000" fo:border-top="none"/>
      <style:text-properties fo:font-size="20pt" style:font-size-asian="20pt" style:font-size-complex="20pt"/>
    </style:style>
    <style:style style:name="ce159" style:family="table-cell" style:parent-style-name="Default">
      <style:table-cell-properties fo:border-bottom="none" fo:background-color="#ffccff" fo:border-left="none" fo:border-right="0.088cm solid #000000" fo:border-top="none"/>
      <style:text-properties style:font-name="Roman1" fo:font-size="20pt" style:font-size-asian="20pt" style:font-size-complex="20pt"/>
    </style:style>
    <style:style style:name="ce160" style:family="table-cell" style:parent-style-name="Default">
      <style:table-cell-properties fo:border-bottom="0.088cm solid #000000" fo:background-color="#ffccff" fo:border-left="none" fo:border-right="0.088cm solid #000000" fo:border-top="none"/>
      <style:text-properties fo:font-size="20pt" style:font-size-asian="20pt" style:font-size-complex="20pt"/>
    </style:style>
    <style:style style:name="ce161" style:family="table-cell" style:parent-style-name="Default">
      <style:table-cell-properties fo:border-bottom="none" fo:background-color="#dddddd" fo:border-left="none" fo:border-right="none" fo:border-top="0.088cm solid #000000"/>
      <style:text-properties fo:font-size="20pt" style:font-size-asian="20pt" style:font-size-complex="20pt"/>
    </style:style>
    <style:style style:name="ce162" style:family="table-cell" style:parent-style-name="Default">
      <style:table-cell-properties fo:background-color="#dddddd"/>
      <style:text-properties fo:font-size="20pt" style:font-size-asian="20pt" style:font-size-complex="20pt"/>
    </style:style>
    <style:style style:name="ce163" style:family="table-cell" style:parent-style-name="Default">
      <style:table-cell-properties fo:border-bottom="none" fo:background-color="#dddddd" fo:border-left="none" fo:border-right="0.088cm solid #000000" fo:border-top="none"/>
    </style:style>
    <style:style style:name="ce164" style:family="table-cell" style:parent-style-name="Default">
      <style:table-cell-properties fo:border-bottom="none" fo:background-color="#dddddd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color="#6600cc" style:font-name="Segoe Print" fo:font-size="16pt" fo:font-style="italic" fo:font-weight="bold" style:font-size-asian="16pt" style:font-style-asian="italic" style:font-weight-asian="bold" style:font-size-complex="16pt" style:font-style-complex="italic" style:font-weight-complex="bold" style:font-relief="embossed"/>
    </style:style>
    <style:style style:name="gr1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" draw:marker-start-width="0.2cm" draw:marker-start-center="false" draw:fill="solid" draw:fill-color="#ffcccc" draw:auto-grow-height="true" draw:auto-grow-width="false" fo:min-height="10.33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" draw:marker-start-width="0.2cm" draw:marker-start-center="false" draw:fill="solid" draw:fill-color="#ffcccc" draw:auto-grow-height="true" draw:auto-grow-width="false" fo:min-height="7.093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" draw:marker-start-width="0.2cm" draw:marker-start-center="false" draw:fill="solid" draw:fill-color="#ffffc0" draw:auto-grow-height="true" draw:auto-grow-width="false" fo:min-height="3.157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" draw:marker-start-width="0.2cm" draw:marker-start-center="false" draw:fill="solid" draw:fill-color="#ffffc0" draw:auto-grow-height="true" draw:auto-grow-width="false" fo:min-height="3.73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" draw:marker-start-width="0.2cm" draw:marker-start-center="false" draw:fill="solid" draw:fill-color="#ffcccc" draw:auto-grow-height="true" draw:auto-grow-width="false" fo:min-height="7.245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ccff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" draw:marker-start-width="0.2cm" draw:marker-start-center="false" draw:fill="solid" draw:fill-color="#ffffc0" draw:auto-grow-height="true" draw:auto-grow-width="false" fo:min-height="3.33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" draw:marker-start-width="0.2cm" draw:marker-start-center="false" draw:fill="solid" draw:fill-color="#ffcccc" draw:auto-grow-height="true" draw:auto-grow-width="false" fo:min-height="9.65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ccff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" draw:marker-start-width="0.2cm" draw:marker-start-center="false" draw:fill="solid" draw:fill-color="#ffffc0" draw:auto-grow-height="true" draw:auto-grow-width="false" fo:min-height="5.52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" draw:marker-start-width="0.2cm" draw:marker-start-center="false" draw:fill="solid" draw:fill-color="#ffffc0" draw:auto-grow-height="true" draw:auto-grow-width="false" fo:min-height="7.947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" draw:marker-start-width="0.2cm" draw:marker-start-center="false" draw:fill="solid" draw:fill-color="#ffcccc" draw:auto-grow-height="true" draw:auto-grow-width="false" fo:min-height="16.549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" draw:marker-start-width="0.2cm" draw:marker-start-center="false" draw:fill="solid" draw:fill-color="#ffcccc" draw:auto-grow-height="true" draw:auto-grow-width="false" fo:min-height="7.637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" draw:marker-start-width="0.2cm" draw:marker-start-center="false" draw:fill="solid" draw:fill-color="#ffcccc" draw:auto-grow-height="true" draw:auto-grow-width="false" fo:min-height="10.246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" draw:marker-start-width="0.2cm" draw:marker-start-center="false" draw:fill="solid" draw:fill-color="#ffcccc" draw:auto-grow-height="true" draw:auto-grow-width="false" fo:min-height="9.818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" draw:marker-start-width="0.2cm" draw:marker-start-center="false" draw:fill="solid" draw:fill-color="#ffcccc" draw:auto-grow-height="true" draw:auto-grow-width="false" fo:min-height="16.805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" draw:marker-start-width="0.2cm" draw:marker-start-center="false" draw:fill="solid" draw:fill-color="#ffcccc" draw:auto-grow-height="true" draw:auto-grow-width="false" fo:min-height="9.457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" draw:marker-start-width="0.2cm" draw:marker-start-center="false" draw:fill="solid" draw:fill-color="#ffcccc" draw:auto-grow-height="true" draw:auto-grow-width="false" fo:min-height="10.041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" draw:marker-start-width="0.2cm" draw:marker-start-center="false" draw:fill="solid" draw:fill-color="#ffcccc" draw:auto-grow-height="true" draw:auto-grow-width="false" fo:min-height="18.913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" draw:marker-start-width="0.2cm" draw:marker-start-center="false" draw:fill="solid" draw:fill-color="#ffcccc" draw:auto-grow-height="true" draw:auto-grow-width="false" fo:min-height="11.757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Arrow" draw:marker-start-width="0.2cm" draw:marker-start-center="false" draw:fill="solid" draw:fill-color="#ffcccc" draw:auto-grow-height="true" draw:auto-grow-width="false" fo:min-height="14.185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Arrow" draw:marker-start-width="0.2cm" draw:marker-start-center="false" draw:fill="solid" draw:fill-color="#ffcccc" draw:auto-grow-height="true" draw:auto-grow-width="false" fo:min-height="11.879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Extrémités_20_de_20_ligne_20_1" draw:marker-start-width="0.2cm" draw:marker-start-center="false" draw:fill="solid" draw:fill-color="#dddddd" draw:auto-grow-height="true" draw:auto-grow-width="false" fo:min-height="10.561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Arrow" draw:marker-start-width="0.2cm" draw:marker-start-center="false" draw:fill="solid" draw:fill-color="#83caff" draw:auto-grow-height="true" draw:auto-grow-width="false" fo:min-height="12.348cm" fo:padding-top="0.1cm" fo:padding-bottom="0.1cm" fo:padding-left="0.1cm" fo:padding-right="0.1cm" draw:shadow="hidden" draw:shadow-offset-x="0.1cm" draw:shadow-offset-y="0.1cm" draw:caption-type="angled-connector-line" draw:caption-escape-direction="auto" draw:caption-fit-line-length="true"/>
    </style:style>
    <style:style style:name="gr26" style:family="graphic">
      <style:graphic-properties draw:marker-start="Extrémités_20_de_20_ligne_20_1" draw:marker-start-width="0.2cm" draw:marker-start-center="false" draw:fill="solid" draw:fill-color="#ffccff" draw:auto-grow-height="true" draw:auto-grow-width="false" fo:min-height="9.457cm" fo:padding-top="0.1cm" fo:padding-bottom="0.1cm" fo:padding-left="0.1cm" fo:padding-right="0.1cm" draw:shadow="hidden" draw:shadow-offset-x="0.1cm" draw:shadow-offset-y="0.1cm" draw:caption-escape-direction="auto"/>
    </style:style>
    <style:style style:name="gr27" style:family="graphic">
      <style:graphic-properties draw:marker-start="Extrémités_20_de_20_ligne_20_1" draw:marker-start-width="0.2cm" draw:marker-start-center="false" draw:fill="solid" draw:fill-color="#ffccff" draw:auto-grow-height="true" draw:auto-grow-width="false" fo:min-height="15.761cm" fo:padding-top="0.1cm" fo:padding-bottom="0.1cm" fo:padding-left="0.1cm" fo:padding-right="0.1cm" draw:shadow="hidden" draw:shadow-offset-x="0.1cm" draw:shadow-offset-y="0.1cm" draw:caption-escape-direction="auto"/>
    </style:style>
    <style:style style:name="gr28" style:family="graphic">
      <style:graphic-properties draw:marker-start="Arrow" draw:marker-start-width="0.2cm" draw:marker-start-center="false" draw:marker-end="Arrow" draw:fill="solid" draw:fill-color="#ffcccc" draw:auto-grow-height="true" draw:auto-grow-width="false" fo:min-height="16.727cm" fo:padding-top="0.1cm" fo:padding-bottom="0.1cm" fo:padding-left="0.1cm" fo:padding-right="0.1cm" draw:shadow="hidden" draw:shadow-offset-x="0.1cm" draw:shadow-offset-y="0.1cm" draw:caption-type="angled-connector-line" draw:caption-escape-direction="auto" draw:caption-fit-line-length="true"/>
    </style:style>
    <style:style style:name="gr29" style:family="graphic">
      <style:graphic-properties draw:marker-start="Arrow" draw:marker-start-width="0.2cm" draw:marker-start-center="false" draw:fill="solid" draw:fill-color="#ffcccc" draw:auto-grow-height="true" draw:auto-grow-width="false" fo:min-height="9.597cm" fo:padding-top="0.1cm" fo:padding-bottom="0.1cm" fo:padding-left="0.1cm" fo:padding-right="0.1cm" draw:shadow="hidden" draw:shadow-offset-x="0.1cm" draw:shadow-offset-y="0.1cm" draw:caption-escape-direction="auto"/>
    </style:style>
    <style:style style:name="gr30" style:family="graphic">
      <style:graphic-properties draw:marker-start="Arrow" draw:marker-start-width="0.2cm" draw:marker-start-center="false" draw:fill="solid" draw:fill-color="#ffffc0" draw:auto-grow-height="true" draw:auto-grow-width="false" fo:min-height="10.63cm" fo:padding-top="0.1cm" fo:padding-bottom="0.1cm" fo:padding-left="0.1cm" fo:padding-right="0.1cm" draw:shadow="hidden" draw:shadow-offset-x="0.1cm" draw:shadow-offset-y="0.1cm" draw:caption-escape-direction="auto"/>
    </style:style>
    <style:style style:name="gr31" style:family="graphic">
      <style:graphic-properties draw:marker-start="Arrow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32" style:family="graphic">
      <style:graphic-properties draw:marker-start="Arrow" draw:marker-start-width="0.2cm" draw:marker-start-center="false" draw:fill="solid" draw:fill-color="#ccffcc" draw:auto-grow-height="true" draw:auto-grow-width="false" fo:min-height="15.137cm" fo:padding-top="0.1cm" fo:padding-bottom="0.1cm" fo:padding-left="0.1cm" fo:padding-right="0.1cm" draw:shadow="hidden" draw:shadow-offset-x="0.1cm" draw:shadow-offset-y="0.1cm" draw:caption-escape-direction="auto"/>
    </style:style>
    <style:style style:name="gr33" style:family="graphic">
      <style:graphic-properties draw:marker-start="Arrow" draw:marker-start-width="0.2cm" draw:marker-start-center="false" draw:fill="solid" draw:fill-color="#ffffc0" draw:auto-grow-height="true" draw:auto-grow-width="false" fo:min-height="18.44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style:text-autospace="none" style:line-break="normal" style:writing-mode="page"/>
      <style:text-properties fo:color="#3333ff" style:text-outline="false" style:text-line-through-style="none" style:font-name="Arial" fo:font-size="60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2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style:text-autospace="none" style:line-break="normal" style:writing-mode="page"/>
      <style:text-properties fo:color="#3333ff" style:text-outline="false" style:text-line-through-style="none" style:font-name="Arial" fo:font-size="10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style:text-autospace="none" style:line-break="normal" style:writing-mode="page"/>
      <style:text-properties fo:color="#3333ff" style:text-outline="false" style:text-line-through-style="none" style:font-name="Arial" fo:font-size="6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style:text-outline="false" style:text-line-through-style="none" style:font-name="Arial" fo:font-size="4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40pt" style:language-asian="zxx" style:country-asian="none" style:font-style-asian="normal" style:font-weight-asian="normal" style:font-name-complex="Tahoma" style:font-size-complex="4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style:text-autospace="none" style:line-break="normal" style:writing-mode="page"/>
      <style:text-properties style:text-outline="false" style:text-line-through-style="none" style:font-name="Arial" fo:font-size="2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style:text-autospace="none" style:line-break="normal" style:writing-mode="page"/>
      <style:text-properties fo:color="#3333ff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style:text-autospace="none" style:line-break="normal" style:writing-mode="page"/>
      <style:text-properties style:text-outline="false" style:text-line-through-style="none" style:font-name="Arial" fo:font-size="6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paragraph-properties style:text-autospace="none" style:line-break="normal" style:writing-mode="page"/>
      <style:text-properties style:text-outline="false" style:text-line-through-style="none" style:font-name="Arial" fo:font-size="9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96pt" style:language-asian="zxx" style:country-asian="none" style:font-style-asian="normal" style:font-weight-asian="normal" style:font-name-complex="Tahoma" style:font-size-complex="96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ff" style:text-outline="false" style:text-line-through-style="none" style:font-name="Arial" fo:font-size="60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2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2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ff" style:text-outline="false" style:text-line-through-style="none" style:font-name="Arial" fo:font-size="60pt" fo:language="zxx" fo:country="none" fo:font-style="italic" fo:text-shadow="1pt 1pt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italic" style:font-weight-asian="normal" style:font-name-complex="Tahoma" style:font-size-complex="6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ff" style:text-outline="false" style:text-line-through-style="none" style:font-name="Arial" fo:font-size="60pt" fo:language="zxx" fo:country="none" fo:font-style="italic" fo:text-shadow="1pt 1pt" style:text-underline-style="solid" style:text-underline-width="auto" style:text-underline-color="font-color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italic" style:font-weight-asian="normal" style:font-name-complex="Tahoma" style:font-size-complex="6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ff" style:text-outline="false" style:text-line-through-style="none" style:font-name="Arial" fo:font-size="6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33ff" style:text-outline="false" style:text-line-through-style="none" style:font-name="Arial" fo:font-size="60pt" fo:language="zxx" fo:country="none" fo:font-style="normal" fo:text-shadow="1pt 1pt" style:text-underline-style="solid" style:text-underline-width="auto" style:text-underline-color="font-color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font-name="Arial" fo:font-size="4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40pt" style:language-asian="zxx" style:country-asian="none" style:font-style-asian="normal" style:font-weight-asian="normal" style:font-name-complex="Tahoma" style:font-size-complex="4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font-name="Arial" fo:font-size="2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3333ff" style:text-outline="false" style:text-line-through-style="none" style:font-name="Arial" fo:font-size="24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c00cc" style:text-outline="false" style:text-line-through-style="none" style:font-name="Arial" fo:font-size="24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c00cc" style:text-outline="false" style:text-line-through-style="none" style:font-name="Arial" fo:font-size="60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c00cc" style:text-outline="false" style:text-line-through-style="none" style:font-name="Arial" fo:font-size="28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00ff" style:text-outline="false" style:text-line-through-style="none" style:font-name="Arial" fo:font-size="60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ff" style:text-outline="false" style:text-line-through-style="none" style:font-name="Arial" fo:font-size="80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80pt" style:language-asian="zxx" style:country-asian="none" style:font-style-asian="normal" style:font-weight-asian="normal" style:font-name-complex="Tahoma" style:font-size-complex="8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9900ff" style:text-outline="false" style:text-line-through-style="none" style:font-name="Arial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9900ff" style:text-outline="false" style:text-line-through-style="none" style:font-name="Arial" fo:font-size="24pt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3333ff" style:text-outline="false" style:text-line-through-style="none" style:font-name="Arial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font-name="Arial" fo:font-size="6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0pt" style:language-asian="zxx" style:country-asian="none" style:font-style-asian="normal" style:font-weight-asian="normal" style:font-name-complex="Tahoma" style:font-size-complex="6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ff" style:text-outline="true" style:text-line-through-style="none" style:font-name="Arial" fo:font-size="48pt" fo:language="zxx" fo:country="none" fo:font-style="normal" fo:text-shadow="1pt 1pt" style:text-underline-style="none" fo:font-weight="normal" style:text-underline-mode="continuous" style:text-overline-mode="continuous" style:text-line-through-mode="continuous" style:font-name-asian="Andale Sans UI" style:font-size-asian="48pt" style:language-asian="zxx" style:country-asian="none" style:font-style-asian="normal" style:font-weight-asian="normal" style:font-name-complex="Tahoma" style:font-size-complex="4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00ff" style:text-outline="true" style:text-line-through-style="none" style:font-name="Arial" fo:font-size="48pt" fo:language="zxx" fo:country="none" fo:font-style="normal" fo:text-shadow="1pt 1pt" style:text-underline-style="solid" style:text-underline-type="double" style:text-underline-width="auto" style:text-underline-color="font-color" fo:font-weight="normal" style:text-underline-mode="continuous" style:text-overline-mode="continuous" style:text-line-through-mode="continuous" style:font-name-asian="Andale Sans UI" style:font-size-asian="48pt" style:language-asian="zxx" style:country-asian="none" style:font-style-asian="normal" style:font-weight-asian="normal" style:font-name-complex="Tahoma" style:font-size-complex="4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font-name="Arial" fo:font-size="9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96pt" style:language-asian="zxx" style:country-asian="none" style:font-style-asian="normal" style:font-weight-asian="normal" style:font-name-complex="Tahoma" style:font-size-complex="9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underline-style="none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ff3333" fo:font-size="12pt" style:font-size-asian="12pt" style:font-size-complex="12pt"/>
    </style:style>
    <style:style style:name="T28" style:family="text">
      <style:text-properties fo:color="#ff3333"/>
    </style:style>
    <style:style style:name="T29" style:family="text">
      <style:text-properties fo:color="#ff8080" fo:text-shadow="1pt 1pt"/>
    </style:style>
    <style:style style:name="T30" style:family="text">
      <style:text-properties fo:color="#ff33ff" style:text-outline="true" fo:font-size="26pt" fo:text-shadow="1pt 1pt" style:text-underline-style="solid" style:text-underline-type="double" style:text-underline-width="auto" style:text-underline-color="#000000" style:font-size-asian="26pt" style:font-size-complex="26pt"/>
    </style:style>
    <style:style style:name="T31" style:family="text">
      <style:text-properties fo:color="#cc00cc" style:font-name="Roman" fo:font-size="22pt" fo:font-style="italic" fo:text-shadow="1pt 1pt" style:font-size-asian="22pt" style:font-style-asian="italic" style:font-size-complex="22pt" style:font-style-complex="italic"/>
    </style:style>
    <style:style style:name="T32" style:family="text">
      <style:text-properties fo:color="#cc00cc"/>
    </style:style>
  </office:automatic-styles>
  <office:body>
    <office:spreadsheet>
      <table:table table:name=" nv visuel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1" table:number-columns-repeated="7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number-columns-repeated="997" table:default-cell-style-name="ce4"/>
        <table:table-row table:style-name="ro1">
          <table:table-cell table:style-name="ce1">
            <draw:frame table:end-cell-address="' nv visuel'.Z4" table:end-x="0.255cm" table:end-y="0.227cm" draw:z-index="1" draw:name="Images 1" draw:style-name="gr1" draw:text-style-name="P1" svg:width="45.82cm" svg:height="1.927cm" svg:x="0cm" svg:y="0.053cm">
              <draw:image xlink:href="Pictures/10000000000004760000007397313EAE.jpg" xlink:type="simple" xlink:show="embed" xlink:actuate="onLoad">
                <text:p/>
              </draw:image>
            </draw:frame>
          </table:table-cell>
          <table:table-cell table:style-name="ce5" table:number-columns-repeated="26"/>
          <table:table-cell table:style-name="ce157"/>
          <table:table-cell table:style-name="ce161" table:number-columns-repeated="6"/>
          <table:table-cell table:style-name="ce96"/>
          <table:table-cell table:number-columns-repeated="989"/>
        </table:table-row>
        <table:table-row table:style-name="ro2">
          <table:table-cell table:style-name="ce2"/>
          <table:table-cell table:style-name="ce6" table:number-columns-repeated="18"/>
          <table:table-cell table:style-name="ce84" office:value-type="string">
            <text:p><text:a xlink:href="../BDD%20!!!!!!!!!!!/BDD%20bases/PEDAGO/organisation%20d'une%20année%20scolaire.ods">Organisation d'une année scolaire </text:a></text:p>
          </table:table-cell>
          <table:table-cell table:style-name="ce6" table:number-columns-repeated="6"/>
          <table:table-cell table:style-name="ce154"/>
          <table:table-cell table:style-name="ce158" office:value-type="string">
            <text:p>.&lt;=</text:p>
          </table:table-cell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2">
          <table:table-cell table:style-name="ce2"/>
          <table:table-cell table:style-name="ce6" table:number-columns-repeated="8"/>
          <table:table-cell table:style-name="ce35"/>
          <table:table-cell table:style-name="ce36" office:value-type="string">
            <text:p><text:a xlink:href="../../mathconsult/DIRECTION%20MATHCONSULT/TOUT/pédagogie%20globale/formation%20prof/Formation%20ini/ACCUEIL.odt">formation ini prof MC</text:a></text:p>
          </table:table-cell>
          <table:table-cell table:style-name="ce35"/>
          <table:table-cell table:style-name="ce6"/>
          <table:table-cell table:style-name="ce42" office:value-type="string">
            <text:p><text:a xlink:href="../../mathconsult/DIRECTION%20MATHCONSULT/TOUT/pédagogie%20globale/formation%20prof/Formation%20ini/bb-rdvpédamip.ods">prise en main indicateurs </text:a></text:p>
          </table:table-cell>
          <table:table-cell table:style-name="ce42"/>
          <table:table-cell table:style-name="ce6"/>
          <table:table-cell table:style-name="ce51" office:value-type="string" table:number-columns-spanned="5" table:number-rows-spanned="1">
            <text:p><text:a xlink:href="../BDD%20!!!!!!!!!!!/BDD%20bases/RECHERCHE%20et%20essais%20PEDAGOGIQUES/doc%20pour%20fabriquer%20la%20BDD/zz%20création%20nouvelles%20fiches/Déroulé%20des%20nouvelles%20fiches%20.ods"> Nouvelles fiches sur l'outils péda BDD MATHC</text:a></text:p>
          </table:table-cell>
          <table:covered-table-cell table:number-columns-repeated="4" table:style-name="ce6"/>
          <table:table-cell table:style-name="ce6" table:number-columns-repeated="5"/>
          <table:table-cell table:style-name="ce154"/>
          <table:table-cell table:style-name="ce158"/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3">
          <table:table-cell table:style-name="ce2"/>
          <table:table-cell table:style-name="ce6" table:number-columns-repeated="25"/>
          <table:table-cell table:style-name="ce154"/>
          <table:table-cell table:style-name="ce158"/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4">
          <table:table-cell table:style-name="ce2"/>
          <table:table-cell table:style-name="ce6" table:number-columns-repeated="15"/>
          <table:table-cell table:style-name="ce52" table:number-columns-repeated="5"/>
          <table:table-cell table:style-name="ce6" table:number-columns-repeated="6"/>
          <table:table-cell table:style-name="ce158"/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5">
          <table:table-cell table:style-name="ce2"/>
          <table:table-cell table:style-name="ce7" office:value-type="string" table:number-columns-spanned="15" table:number-rows-spanned="2">
            <office:annotation draw:style-name="gr2" draw:text-style-name="P2" svg:width="17.402cm" svg:height="10.532cm" svg:x="24.249cm" svg:y="0cm" draw:caption-point-x="-0.638cm" draw:caption-point-y="2.144cm">
              <dc:date>2016-08-20T00:00:00</dc:date>
              <text:p text:style-name="P2"><text:span text:style-name="T1">PRISE EN MAIN <text:s text:c="3"/>DES OUTILS </text:span></text:p>
              <text:p text:style-name="P2"><text:span text:style-name="T1"><text:s/></text:span><text:span text:style-name="T1">et EXIGENCES MATHCONSULT </text:span></text:p>
            </office:annotation>
            <text:p><text:s/>* <text:s/>=&gt; <text:s text:c="3"/>Présentation du cahier MATHCONSULT ( début de chaque séance)<text:span text:style-name="T25"> <text:s text:c="8"/></text:span>!!!!</text:p>
          </table:table-cell>
          <table:covered-table-cell table:style-name="ce14"/>
          <table:covered-table-cell table:number-columns-repeated="12" table:style-name="ce24"/>
          <table:covered-table-cell table:style-name="ce46"/>
          <table:table-cell table:style-name="ce52" table:number-columns-repeated="2"/>
          <table:table-cell table:style-name="ce67" office:value-type="string" table:number-columns-spanned="3" table:number-rows-spanned="2">
            <text:p>Vers une bonne méthode de travail </text:p>
          </table:table-cell>
          <table:covered-table-cell table:number-columns-repeated="2" table:style-name="ce52"/>
          <table:table-cell table:style-name="ce52" table:number-columns-repeated="3"/>
          <table:table-cell table:style-name="ce126" office:value-type="string" table:number-columns-spanned="1" table:number-rows-spanned="2">
            <office:annotation draw:style-name="gr3" draw:text-style-name="P2" svg:width="19.533cm" svg:height="7.293cm" svg:x="21.419cm" svg:y="2.881cm" draw:caption-point-x="24.136cm" draw:caption-point-y="-0.737cm">
              <dc:date>2016-08-18T00:00:00</dc:date>
              <text:p text:style-name="P2"><text:span text:style-name="T1">Doc' et infos pour acquérir une bonne méthode de travail </text:span></text:p>
            </office:annotation>
            <text:p>Doc's pédagogiques</text:p>
          </table:table-cell>
          <table:table-cell table:style-name="ce52" table:number-columns-repeated="2"/>
          <table:table-cell table:style-name="ce158"/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6">
          <table:table-cell table:style-name="ce2"/>
          <table:covered-table-cell table:style-name="ce8"/>
          <table:covered-table-cell table:style-name="ce15"/>
          <table:covered-table-cell table:number-columns-repeated="12" table:style-name="ce25"/>
          <table:covered-table-cell table:style-name="ce47"/>
          <table:table-cell table:style-name="ce52" table:number-columns-repeated="2"/>
          <table:covered-table-cell table:number-columns-repeated="3" table:style-name="ce52"/>
          <table:table-cell table:style-name="ce52" table:number-columns-repeated="3"/>
          <table:covered-table-cell table:style-name="ce127"/>
          <table:table-cell table:style-name="ce52" table:number-columns-repeated="2"/>
          <table:table-cell table:style-name="ce158"/>
          <table:table-cell table:style-name="ce162" table:number-columns-repeated="3"/>
          <table:table-cell table:style-name="ce85" table:number-columns-repeated="3"/>
          <table:table-cell table:style-name="ce163"/>
          <table:table-cell table:style-name="Default"/>
          <table:table-cell table:number-columns-repeated="988"/>
        </table:table-row>
        <table:table-row table:style-name="ro7">
          <table:table-cell table:style-name="ce2"/>
          <table:table-cell table:style-name="ce8"/>
          <table:table-cell table:style-name="ce15"/>
          <table:table-cell table:style-name="ce25" table:number-columns-repeated="11"/>
          <table:table-cell table:style-name="ce44" office:value-type="string">
            <text:p><text:a xlink:href="http://www.mathconsult-niort.com/">Site internet  MATHCONSULT </text:a></text:p>
          </table:table-cell>
          <table:table-cell table:style-name="ce47"/>
          <table:table-cell table:style-name="ce52" table:number-columns-repeated="2"/>
          <table:table-cell table:style-name="ce68" office:value-type="string" table:number-columns-spanned="3" table:number-rows-spanned="1">
            <text:p><text:a xlink:href="../BDD%20!!!!!!!!!!!/BDD%20bases/PEDAGO/Méthode%20de%20travail/Méthode%20de%20W%20fomat%20open%20modifié%20et%20prochainement%20à%20mettre%20en%20ligne.pdf">Méth.de w à partir de la 4ème</text:a></text:p>
          </table:table-cell>
          <table:covered-table-cell table:style-name="ce85"/>
          <table:covered-table-cell table:style-name="ce96"/>
          <table:table-cell table:style-name="ce105" office:value-type="string">
            <office:annotation draw:style-name="gr4" draw:text-style-name="P3" svg:width="7.911cm" svg:height="3.357cm" svg:x="38.069cm" svg:y="2.745cm" draw:caption-point-x="-0.834cm" draw:caption-point-y="0.55cm">
              <dc:date>2024-07-02T00:00:00</dc:date>
              <text:p text:style-name="P3"><text:span text:style-name="T2">Acces au sommaire de "la méthode de travail " seulement à partir de la 4ème </text:span></text:p>
            </office:annotation>
            <text:p><text:a xlink:href="../BDD%20!!!!!!!!!!!/BDD%20bases/PEDAGO/Méthode%20de%20travail/Sommaire%20seul%20méthode%20detravil.pdf">Sommaire </text:a></text:p>
          </table:table-cell>
          <table:table-cell table:style-name="ce52"/>
          <table:table-cell table:style-name="ce117"/>
          <table:table-cell table:style-name="ce128" office:value-type="string">
            <office:annotation draw:style-name="gr5" draw:text-style-name="P4" svg:width="9.604cm" svg:height="3.931cm" svg:x="23.297cm" svg:y="8.553cm" draw:caption-point-x="22.258cm" draw:caption-point-y="-5.258cm">
              <dc:date>2022-11-07T00:00:00</dc:date>
              <text:p text:style-name="P4"><text:span text:style-name="T3">Identifiez votre <text:s/>profil </text:span></text:p>
              <text:p text:style-name="P4"><text:span text:style-name="T3">afin de mieux vous </text:span></text:p>
              <text:p text:style-name="P4"><text:span text:style-name="T3">connaitre et vous </text:span></text:p>
              <text:p text:style-name="P4"><text:span text:style-name="T3">apporter des solutions </text:span></text:p>
            </office:annotation>
            <text:p><text:a xlink:href="http://www.ac-grenoble.fr/savoie/pedagogie/docs_pedas/dys_fiches/index.php?num=821">Identifiez vos diff d'apprentissage</text:a></text:p>
          </table:table-cell>
          <table:table-cell table:style-name="ce143" office:value-type="float" office:value="1">
            <text:p>1</text:p>
          </table:table-cell>
          <table:table-cell table:style-name="ce52"/>
          <table:table-cell table:style-name="ce158"/>
          <table:table-cell table:style-name="ce162" table:number-columns-repeated="5"/>
          <table:table-cell table:style-name="ce85"/>
          <table:table-cell table:style-name="ce49"/>
          <table:table-cell office:value-type="string">
            <text:p><text:a xlink:href="../../Bases/BDD%20!!!!!!!!!!!/BDD%20bases/PEDAGO/Doc%20péda%20intéressant%20pour%20consultation/le%20travail%20des%20élèves%20en%20dehors%20de%20l'école.pdf">W en dehors del'école</text:a></text:p>
          </table:table-cell>
          <table:table-cell table:number-columns-repeated="3"/>
          <table:table-cell table:style-name="ce164" office:value-type="string" table:number-columns-spanned="3" table:number-rows-spanned="1">
            <office:annotation draw:style-name="gr6" draw:text-style-name="P2" svg:width="18.252cm" svg:height="7.445cm" svg:x="59.412cm" svg:y="3.811cm" draw:caption-point-x="21.754cm" draw:caption-point-y="-0.516cm">
              <dc:date>2016-08-19T00:00:00</dc:date>
              <text:p text:style-name="P2"><text:span text:style-name="T1">Qu'est ce qu'une <text:s text:c="12"/>bonne </text:span></text:p>
              <text:p text:style-name="P2"><text:span text:style-name="T1">méthode de travail</text:span></text:p>
            </office:annotation>
            <text:p><text:a xlink:href="../BDD%20!!!!!!!!!!!/BDD%20bases/PEDAGO/Méthode%20de%20travail/Méthode%20de%20travail%20MATHCONSULT%20actuellement%20sur%20la%20BDD.pdf">Méthode de travail</text:a></text:p>
          </table:table-cell>
          <table:covered-table-cell table:number-columns-repeated="2"/>
          <table:table-cell table:number-columns-repeated="982"/>
        </table:table-row>
        <table:table-row table:style-name="ro8">
          <table:table-cell table:style-name="ce2"/>
          <table:table-cell table:style-name="ce8"/>
          <table:table-cell table:style-name="ce16"/>
          <table:table-cell table:style-name="ce26">
            <office:annotation office:display="true" draw:style-name="gr7" draw:text-style-name="P6" svg:width="2.899cm" svg:height="0.669cm" svg:x="0cm" svg:y="3.647cm" draw:caption-point-x="3.109cm" draw:caption-point-y="0.591cm">
              <dc:date>2016-06-16T00:00:00</dc:date>
              <text:p text:style-name="P5"><text:span text:style-name="T4">Bord de ta feuille </text:span></text:p>
            </office:annotation>
          </table:table-cell>
          <table:table-cell table:style-name="ce29" office:value-type="string">
            <text:p>.=&gt;</text:p>
          </table:table-cell>
          <table:table-cell table:style-name="ce32" office:value-type="string">
            <text:p>Date</text:p>
          </table:table-cell>
          <table:table-cell table:style-name="ce30"/>
          <table:table-cell table:style-name="ce33" table:formula="of:=TODAY()" office:value-type="date" office:date-value="2026-04-07" table:number-columns-spanned="5" table:number-rows-spanned="1">
            <text:p>mardi 7 avril 2026</text:p>
          </table:table-cell>
          <table:covered-table-cell table:number-columns-repeated="2" table:style-name="ce30"/>
          <table:covered-table-cell table:style-name="ce37"/>
          <table:covered-table-cell table:style-name="ce38"/>
          <table:table-cell table:style-name="ce30" table:number-columns-repeated="2"/>
          <table:table-cell table:style-name="ce45" office:value-type="string">
            <text:p><text:a xlink:href="../BDD%20!!!!!!!!!!!/BDD%20bases/PEDAGO/présentation%20Cahier%20MathConsult.ods">Exemple </text:a></text:p>
          </table:table-cell>
          <table:table-cell table:style-name="ce47"/>
          <table:table-cell table:style-name="ce52" table:number-columns-repeated="2"/>
          <table:table-cell table:style-name="ce68" office:value-type="string" table:number-columns-spanned="3" table:number-rows-spanned="1">
            <text:p><text:a xlink:href="../BDD%20!!!!!!!!!!!/BDD%20bases/PEDAGO/Méthode%20de%20travail/Méthode%20de%20W%20fomat%20open%20-%20new%20version%20-6ème%20à%205ème.pdf">Méth.de W  6ème-5ème</text:a></text:p>
          </table:table-cell>
          <table:covered-table-cell table:style-name="ce86"/>
          <table:covered-table-cell table:style-name="ce97"/>
          <table:table-cell table:style-name="ce105" office:value-type="string">
            <office:annotation draw:style-name="gr8" draw:text-style-name="P3" svg:width="8.247cm" svg:height="3.531cm" svg:x="38.349cm" svg:y="1.584cm" draw:caption-point-x="-1.114cm" draw:caption-point-y="2.655cm">
              <dc:date>2024-07-02T00:00:00</dc:date>
              <text:p text:style-name="P3"><text:span text:style-name="T2">Acces au sommaire de "la méthode de travail " seulement pour </text:span></text:p>
              <text:p text:style-name="P3"><text:span text:style-name="T2">les 6ème et 5ème </text:span></text:p>
            </office:annotation>
            <text:p><text:a xlink:href="../BDD%20!!!!!!!!!!!/BDD%20bases/PEDAGO/Méthode%20de%20travail/Sommaire%20seul%20Méthode%20de%20W%20fomat%20open%20-%20new%20version%20-6ème%20à%205ème.pdf">Sommaire Coll</text:a></text:p>
          </table:table-cell>
          <table:table-cell table:style-name="ce102"/>
          <table:table-cell table:style-name="ce118"/>
          <table:table-cell table:style-name="ce129" office:value-type="string">
            <office:annotation draw:style-name="gr9" draw:text-style-name="P2" svg:width="26.232cm" svg:height="9.854cm" svg:x="10.04cm" svg:y="1.043cm" draw:caption-point-x="35.515cm" draw:caption-point-y="3.196cm">
              <dc:date>2016-08-18T00:00:00</dc:date>
              <text:p text:style-name="P2"><text:span text:style-name="T1">APPRENDRE</text:span></text:p>
              <text:p text:style-name="P2"><text:span text:style-name="T1"><text:s text:c="8"/></text:span><text:span text:style-name="T1">à <text:s text:c="8"/>APPRENDRE </text:span></text:p>
              <text:p text:style-name="P2"><text:span text:style-name="T1"><text:s text:c="2"/></text:span><text:span text:style-name="T1">en utilisant par exemple <text:s text:c="6"/>"les cartes heuristiques"</text:span></text:p>
            </office:annotation>
            <text:p><text:a xlink:href="http://secondelmb.free.fr/edc1/aides/excm.pdf">Exemples de fiches de mémorisations </text:a></text:p>
          </table:table-cell>
          <table:table-cell table:style-name="ce144" office:value-type="float" office:value="2">
            <text:p>2</text:p>
          </table:table-cell>
          <table:table-cell table:style-name="ce6"/>
          <table:table-cell table:style-name="ce158"/>
          <table:table-cell table:style-name="ce162" table:number-columns-repeated="5"/>
          <table:table-cell table:style-name="ce85"/>
          <table:table-cell table:style-name="ce49"/>
          <table:table-cell table:number-columns-repeated="989"/>
        </table:table-row>
        <table:table-row table:style-name="ro8">
          <table:table-cell table:style-name="ce2"/>
          <table:table-cell table:style-name="ce8"/>
          <table:table-cell table:style-name="ce16"/>
          <table:table-cell table:style-name="ce26"/>
          <table:table-cell table:style-name="ce30"/>
          <table:table-cell table:style-name="ce29" office:value-type="string">
            <text:p>.=&gt;</text:p>
          </table:table-cell>
          <table:table-cell table:style-name="ce30" office:value-type="string">
            <text:p>Support<text:span text:style-name="T26"> </text:span><text:span text:style-name="T27">( log( BDD MathC ) , fiche devoir des années passées , livre , DM <text:s/>...)</text:span></text:p>
          </table:table-cell>
          <table:table-cell table:style-name="ce30" table:number-columns-repeated="3"/>
          <table:table-cell table:style-name="ce37">
            <office:annotation office:display="true" draw:style-name="gr10" draw:text-style-name="P6" svg:width="2.899cm" svg:height="1.386cm" svg:x="10.925cm" svg:y="3.643cm" draw:caption-point-x="-3.179cm" draw:caption-point-y="1.486cm">
              <dc:date>2015-06-01T00:00:00</dc:date>
              <text:p text:style-name="P5"><text:span text:style-name="T4">Ceci est la marge de votre cahier </text:span></text:p>
            </office:annotation>
          </table:table-cell>
          <table:table-cell table:style-name="ce38"/>
          <table:table-cell table:style-name="ce30" table:number-columns-repeated="3"/>
          <table:table-cell table:style-name="ce47"/>
          <table:table-cell table:style-name="ce52" table:number-columns-repeated="2"/>
          <table:table-cell table:style-name="ce69" office:value-type="string">
            <office:annotation draw:style-name="gr11" draw:text-style-name="P7" svg:width="9.889cm" svg:height="5.721cm" svg:x="27.426cm" svg:y="3.456cm" draw:caption-point-x="-0.61cm" draw:caption-point-y="1.674cm">
              <dc:date>2022-08-16T00:00:00</dc:date>
              <text:p text:style-name="P7"><text:span text:style-name="T5">Extrait du document "Méthode de travail"</text:span></text:p>
              <text:p text:style-name="P7"><text:span text:style-name="T5"/></text:p>
              <text:p text:style-name="P7"><text:span text:style-name="T5"><text:s text:c="5"/></text:span><text:span text:style-name="T5">Prise de note en <text:s text:c="17"/>classe</text:span></text:p>
            </office:annotation>
            <text:p><text:a xlink:href="../BDD%20!!!!!!!!!!!/BDD%20bases/PEDAGO/Méthode%20de%20travail/aide%20à%20la%20prise%20de%20note.pdf">Aide à la prise de note </text:a></text:p>
          </table:table-cell>
          <table:table-cell table:style-name="ce86"/>
          <table:table-cell table:style-name="ce98" office:value-type="string">
            <office:annotation draw:style-name="gr12" draw:text-style-name="P7" svg:width="10.477cm" svg:height="8.147cm" svg:x="36.464cm" svg:y="3.611cm" draw:caption-point-x="-0.61cm" draw:caption-point-y="1.519cm">
              <dc:date>2022-08-31T00:00:00</dc:date>
              <text:p text:style-name="P7"><text:span text:style-name="T5">Extrait du document "Méthode de travail"</text:span></text:p>
              <text:p text:style-name="P7"><text:span text:style-name="T5"/></text:p>
              <text:p text:style-name="P7"><text:span text:style-name="T5"><text:s text:c="5"/></text:span><text:span text:style-name="T5">Les mots de liaison vont donner du relief aux écrits</text:span></text:p>
            </office:annotation>
            <text:p><text:a xlink:href="file://srvmconsult/Bases/BDD%20!!!!!!!!!!!/BDD%20bases/PEDAGO/I%20D%20A%20A%20C/Mots%20et%20phrases%20illustrant%20les%20articulations.pdf">AA du IDAAC</text:a></text:p>
          </table:table-cell>
          <table:table-cell table:style-name="ce102" table:number-columns-repeated="2"/>
          <table:table-cell table:style-name="ce118"/>
          <table:table-cell table:style-name="ce130" office:value-type="string">
            <office:annotation draw:style-name="gr13" draw:text-style-name="P2" svg:width="26.343cm" svg:height="16.749cm" svg:x="52.751cm" svg:y="2.463cm" draw:caption-point-x="-7.196cm" draw:caption-point-y="2.667cm">
              <dc:date>2016-08-19T00:00:00</dc:date>
              <text:p text:style-name="P2"><text:span text:style-name="T6"><text:s text:c="6"/></text:span><text:span text:style-name="T7">POUR LYCEENS:</text:span></text:p>
              <text:p text:style-name="P2"><text:span text:style-name="T1"><text:s text:c="6"/></text:span><text:span text:style-name="T1">Voici les chapitres </text:span></text:p>
              <text:p text:style-name="P2"><text:span text:style-name="T1"><text:s text:c="2"/></text:span><text:span text:style-name="T1">de math et sc.physiques </text:span></text:p>
              <text:p text:style-name="P2"><text:span text:style-name="T1"><text:s text:c="3"/></text:span><text:span text:style-name="T1">qui seront abordés en classe par vos professeurs <text:s text:c="11"/>et classés par </text:span></text:p>
              <text:p text:style-name="P2"><text:span text:style-name="T1"><text:s text:c="4"/></text:span><text:span text:style-name="T1">ordre chronologique </text:span></text:p>
            </office:annotation>
            <text:p><text:a xlink:href="../BDD%20!!!!!!!!!!!/BDD%20bases/PEDAGO/déroulement%20d'une%20année%20de%20term'(voir%20aussi%20BDD).ods">Chapitres de Lycée</text:a></text:p>
          </table:table-cell>
          <table:table-cell table:style-name="ce144" office:value-type="float" office:value="3">
            <text:p>3</text:p>
          </table:table-cell>
          <table:table-cell table:style-name="ce155" office:value-type="string">
            <text:p><text:a xlink:href="http://www.letudiant.fr/examen/brevet/diplome-national-du-brevet-le-calendrier-des-epreuves-16946.html">Brevet</text:a></text:p>
          </table:table-cell>
          <table:table-cell table:style-name="ce158"/>
          <table:table-cell table:style-name="ce162" office:value-type="string">
            <text:p><text:a xlink:href="https://www.digischool.fr/lycee/bac/dates-epreuves-bac-18352.html">Dates d'exam dischool </text:a></text:p>
          </table:table-cell>
          <table:table-cell table:style-name="ce162" table:number-columns-repeated="2"/>
          <table:table-cell table:style-name="ce85"/>
          <table:table-cell table:style-name="ce162"/>
          <table:table-cell table:style-name="ce85"/>
          <table:table-cell table:style-name="ce49"/>
          <table:table-cell office:value-type="string">
            <text:p><text:a xlink:href="../BDD%20!!!!!!!!!!!/BDD%20bases/PEDAGO/B.O/hyperlien%20dev%20sc%20phys%20tombés%20aux%20lycées%20et%20donc%20interessants.ods">hyperliens intersesants </text:a></text:p>
          </table:table-cell>
          <table:table-cell table:number-columns-repeated="988"/>
        </table:table-row>
        <table:table-row table:style-name="ro8">
          <table:table-cell table:style-name="ce2"/>
          <table:table-cell table:style-name="ce8"/>
          <table:table-cell table:style-name="ce16"/>
          <table:table-cell table:style-name="ce26"/>
          <table:table-cell table:style-name="ce30" table:number-columns-repeated="2"/>
          <table:table-cell table:style-name="ce29" office:value-type="string">
            <text:p>.=&gt;</text:p>
          </table:table-cell>
          <table:table-cell table:style-name="ce30" office:value-type="string">
            <text:p>Matière<text:span text:style-name="T27"> ( math ou Physique ou chimie )</text:span></text:p>
          </table:table-cell>
          <table:table-cell table:style-name="ce30" table:number-columns-repeated="2"/>
          <table:table-cell table:style-name="ce37"/>
          <table:table-cell table:style-name="ce38"/>
          <table:table-cell table:style-name="ce30" table:number-columns-repeated="3"/>
          <table:table-cell table:style-name="ce47"/>
          <table:table-cell table:style-name="ce52" table:number-columns-repeated="2"/>
          <table:table-cell table:style-name="ce70" office:value-type="string" table:number-columns-spanned="3" table:number-rows-spanned="1">
            <office:annotation draw:style-name="gr14" draw:text-style-name="P8" svg:width="17.203cm" svg:height="7.837cm" svg:x="16.286cm" svg:y="5.46cm" draw:caption-point-x="19.568cm" draw:caption-point-y="0.56cm">
              <dc:date>2022-08-16T00:00:00</dc:date>
              <text:p text:style-name="P8"><text:span text:style-name="T1">Voici illustré </text:span></text:p>
              <text:p text:style-name="P8"><text:span text:style-name="T1"><text:s text:c="7"/></text:span><text:span text:style-name="T1">le </text:span></text:p>
              <text:p text:style-name="P8"><text:span text:style-name="T1"><text:s text:c="2"/></text:span><text:span text:style-name="T1">R.A. <text:s/>I.D.A.A.C.</text:span></text:p>
            </office:annotation>
            <text:p>Une bonne Rédaction C'est ....</text:p>
          </table:table-cell>
          <table:covered-table-cell table:style-name="ce87"/>
          <table:covered-table-cell table:style-name="ce99"/>
          <table:table-cell table:style-name="ce102" table:number-columns-repeated="2"/>
          <table:table-cell table:style-name="ce118"/>
          <table:table-cell table:style-name="ce131" office:value-type="string">
            <office:annotation draw:style-name="gr15" draw:text-style-name="P2" svg:width="23.512cm" svg:height="10.446cm" svg:x="16.515cm" svg:y="3.378cm" draw:caption-point-x="29.04cm" draw:caption-point-y="2.642cm">
              <dc:date>2016-08-18T00:00:00</dc:date>
              <text:p text:style-name="P2"><text:span text:style-name="T1"><text:s text:c="10"/></text:span><text:span text:style-name="T1">Organisez </text:span></text:p>
              <text:p text:style-name="P2"><text:span text:style-name="T1">Votre travail personnel </text:span></text:p>
              <text:p text:style-name="P2"><text:span text:style-name="T1"><text:s text:c="14"/></text:span><text:span text:style-name="T1">et vos </text:span></text:p>
              <text:p text:style-name="P2"><text:span text:style-name="T1">activités extra-scolaires</text:span></text:p>
            </office:annotation>
            <text:p><text:a xlink:href="../BDD%20!!!!!!!!!!!/BDD%20bases/PEDAGO/Z%20W%20perso%20élève%20avec%20etude.ods">organisation du travail perso </text:a></text:p>
          </table:table-cell>
          <table:table-cell table:style-name="ce144" office:value-type="float" office:value="4">
            <text:p>4</text:p>
          </table:table-cell>
          <table:table-cell table:style-name="ce6"/>
          <table:table-cell table:style-name="ce158"/>
          <table:table-cell table:style-name="ce162" table:number-columns-repeated="3"/>
          <table:table-cell table:style-name="ce85"/>
          <table:table-cell table:style-name="ce162"/>
          <table:table-cell table:style-name="ce85"/>
          <table:table-cell table:style-name="ce49"/>
          <table:table-cell table:number-columns-repeated="989"/>
        </table:table-row>
        <table:table-row table:style-name="ro8">
          <table:table-cell table:style-name="ce2"/>
          <table:table-cell table:style-name="ce8"/>
          <table:table-cell table:style-name="ce16"/>
          <table:table-cell table:style-name="ce26"/>
          <table:table-cell table:style-name="ce30" table:number-columns-repeated="3"/>
          <table:table-cell table:style-name="ce29" office:value-type="string">
            <text:p>.=&gt;</text:p>
          </table:table-cell>
          <table:table-cell table:style-name="ce30" office:value-type="string">
            <text:p>classe de l'exercice<text:span text:style-name="T26"> </text:span><text:span text:style-name="T27">(exercices de 5ème)</text:span></text:p>
          </table:table-cell>
          <table:table-cell table:style-name="ce30"/>
          <table:table-cell table:style-name="ce37"/>
          <table:table-cell table:style-name="ce38"/>
          <table:table-cell table:style-name="ce30" table:number-columns-repeated="3"/>
          <table:table-cell table:style-name="ce47"/>
          <table:table-cell table:style-name="ce52" table:number-columns-repeated="2"/>
          <table:table-cell table:style-name="ce71" office:value-type="string">
            <text:p>R</text:p>
          </table:table-cell>
          <table:table-cell table:style-name="ce88" office:value-type="string">
            <text:p><text:a xlink:href="../BDD%20!!!!!!!!!!!/BDD%20bases/PEDAGO/I%20D%20A%20A%20C/Reformulation%20-%20Copie.pdf">eformulation </text:a></text:p>
          </table:table-cell>
          <table:table-cell table:style-name="ce100" office:value-type="string">
            <office:annotation draw:style-name="gr16" draw:text-style-name="P2" svg:width="21.395cm" svg:height="10.018cm" svg:x="36.464cm" svg:y="5.366cm" draw:caption-point-x="-0.61cm" draw:caption-point-y="1.545cm">
              <dc:date>2016-08-20T00:00:00</dc:date>
              <text:p text:style-name="P2"><text:span text:style-name="T1"><text:s text:c="7"/></text:span><text:span text:style-name="T1">Demande </text:span></text:p>
              <text:p text:style-name="P2"><text:span text:style-name="T1">à ton prof Mathconsult <text:s/>pour qu'il t'imprime la synthèse du I.D.A.A.C</text:span></text:p>
            </office:annotation>
            <text:p><text:a xlink:href="../BDD%20!!!!!!!!!!!/BDD%20bases/PEDAGO/I%20D%20A%20A%20C/format%20imprimable%20-%20Copie.pdf">version imprimable </text:a></text:p>
          </table:table-cell>
          <table:table-cell table:style-name="ce106" table:number-columns-repeated="2"/>
          <table:table-cell table:style-name="ce118"/>
          <table:table-cell table:style-name="ce130" office:value-type="string">
            <office:annotation draw:style-name="gr17" draw:text-style-name="P2" svg:width="47.648cm" svg:height="17.005cm" svg:x="1.157cm" svg:y="3.259cm" draw:caption-point-x="44.398cm" draw:caption-point-y="3.652cm">
              <dc:date>2016-11-05T00:00:00</dc:date>
              <text:p text:style-name="P2"><text:span text:style-name="T1"><text:s text:c="14"/></text:span><text:span text:style-name="T1">Planning que vous pouvez nous <text:s text:c="11"/>demander afin d'organiser votre travail personnel </text:span></text:p>
              <text:p text:style-name="P2"><text:span text:style-name="T1"><text:s text:c="18"/></text:span><text:span text:style-name="T1">pendant les vacances.</text:span></text:p>
              <text:p text:style-name="P2"><text:span text:style-name="T1">Vous devez remplir impérativement ce document dès le vendredi de début des vacances afin de commencer éfficacement votre travail "structuré " pendant cette période </text:span></text:p>
            </office:annotation>
            <text:p><text:a xlink:href="../BDD%20!!!!!!!!!!!/BDD%20bases/PEDAGO/planning%20w%20pdt%20des%20vac%20scolaires(%20voir%20aussi%20BDD).ods">orga w  perso pdt vac</text:a></text:p>
          </table:table-cell>
          <table:table-cell table:style-name="ce144" office:value-type="float" office:value="5">
            <text:p>5</text:p>
          </table:table-cell>
          <table:table-cell table:style-name="ce6"/>
          <table:table-cell table:style-name="ce158"/>
          <table:table-cell table:style-name="ce162" table:number-columns-repeated="5"/>
          <table:table-cell table:style-name="ce85"/>
          <table:table-cell table:style-name="ce49"/>
          <table:table-cell office:value-type="string">
            <text:p><text:a xlink:href="../BDD%20!!!!!!!!!!!/BDD%20bases/PEDAGO/B.O/Programmes%20officiels/Programmes.ods">BO</text:a></text:p>
          </table:table-cell>
          <table:table-cell table:number-columns-repeated="988"/>
        </table:table-row>
        <table:table-row table:style-name="ro8">
          <table:table-cell table:style-name="ce2"/>
          <table:table-cell table:style-name="ce8"/>
          <table:table-cell table:style-name="ce16"/>
          <table:table-cell table:style-name="ce26"/>
          <table:table-cell table:style-name="ce30" table:number-columns-repeated="4"/>
          <table:table-cell table:style-name="ce29" office:value-type="string">
            <text:p>.=&gt;</text:p>
          </table:table-cell>
          <table:table-cell table:style-name="ce30" office:value-type="string">
            <text:p>Nom du chapitre<text:span text:style-name="T28"> </text:span><text:span text:style-name="T27">( Quadrilatères particuliers ) </text:span></text:p>
          </table:table-cell>
          <table:table-cell table:style-name="ce37"/>
          <table:table-cell table:style-name="ce38"/>
          <table:table-cell table:style-name="ce30" table:number-columns-repeated="3"/>
          <table:table-cell table:style-name="ce47"/>
          <table:table-cell table:style-name="ce52" table:number-columns-repeated="2"/>
          <table:table-cell table:style-name="ce72" office:value-type="string">
            <text:p>A</text:p>
          </table:table-cell>
          <table:table-cell table:style-name="ce89" office:value-type="string" table:number-columns-spanned="2" table:number-rows-spanned="1">
            <text:p><text:a xlink:href="../BDD%20!!!!!!!!!!!/BDD%20bases/PEDAGO/I%20D%20A%20A%20C/Analyse%20-%20Copie.pdf">nalyse  </text:a></text:p>
          </table:table-cell>
          <table:covered-table-cell table:style-name="Default"/>
          <table:table-cell table:style-name="ce106" table:number-columns-repeated="2"/>
          <table:table-cell table:style-name="ce118"/>
          <table:table-cell table:style-name="ce130" office:value-type="string">
            <office:annotation draw:style-name="gr18" draw:text-style-name="P2" svg:width="25.614cm" svg:height="9.657cm" svg:x="14.487cm" svg:y="2.68cm" draw:caption-point-x="31.068cm" draw:caption-point-y="5.122cm">
              <dc:date>2026-04-01T00:00:00</dc:date>
              <text:p text:style-name="P2"><text:span text:style-name="T1">Tableau qui permet aux élèves de regrouper toutes leurs interros et de les référencer </text:span></text:p>
            </office:annotation>
            <text:p><text:a xlink:href="../BDD%20!!!!!!!!!!!/BDD%20bases/PEDAGO/W%20perso%20et%20interros%20à%20revoir(voir%20aussi%20BDD).ods">W sur interros  passées</text:a></text:p>
          </table:table-cell>
          <table:table-cell table:style-name="ce144" office:value-type="float" office:value="6">
            <text:p>6</text:p>
          </table:table-cell>
          <table:table-cell table:style-name="ce6"/>
          <table:table-cell table:style-name="ce158"/>
          <table:table-cell table:style-name="ce162" table:number-columns-repeated="5"/>
          <table:table-cell table:style-name="ce85"/>
          <table:table-cell table:style-name="ce49"/>
          <table:table-cell table:number-columns-repeated="989"/>
        </table:table-row>
        <table:table-row table:style-name="ro8">
          <table:table-cell table:style-name="ce2"/>
          <table:table-cell table:style-name="ce8"/>
          <table:table-cell table:style-name="ce16"/>
          <table:table-cell table:style-name="ce26"/>
          <table:table-cell table:style-name="ce30" table:number-columns-repeated="5"/>
          <table:table-cell table:style-name="ce29" office:value-type="string">
            <text:p>.=&gt;</text:p>
          </table:table-cell>
          <table:table-cell table:style-name="ce37" office:value-type="string">
            <text:p>n° de fiche <text:span text:style-name="T27"><text:s/>( Fiche n°3 ) </text:span></text:p>
          </table:table-cell>
          <table:table-cell table:style-name="ce38"/>
          <table:table-cell table:style-name="ce30" table:number-columns-repeated="3"/>
          <table:table-cell table:style-name="ce47"/>
          <table:table-cell table:style-name="ce52" table:number-columns-repeated="2"/>
          <table:table-cell table:style-name="ce72" office:value-type="string">
            <text:p>I</text:p>
          </table:table-cell>
          <table:table-cell table:style-name="ce89" office:value-type="string" table:number-columns-spanned="2" table:number-rows-spanned="1">
            <office:annotation draw:style-name="gr19" draw:text-style-name="P9" svg:width="14.836cm" svg:height="10.241cm" svg:x="36.464cm" svg:y="7.037cm" draw:caption-point-x="-0.61cm" draw:caption-point-y="1.656cm">
              <dc:date>2016-08-20T00:00:00</dc:date>
              <text:p text:style-name="P9"><text:span text:style-name="T8"><text:s text:c="3"/></text:span><text:span text:style-name="T1">Clique ici <text:s text:c="3"/>pour <text:s/>découvrir</text:span></text:p>
              <text:p text:style-name="P9"><text:span text:style-name="T1"><text:s text:c="3"/></text:span><text:span text:style-name="T1">le détail de <text:s text:c="6"/>l'</text:span><text:span text:style-name="T9">introduction</text:span></text:p>
            </office:annotation>
            <text:p><text:span text:style-name="T31"><text:a xlink:href="../BDD%20!!!!!!!!!!!/BDD%20bases/PEDAGO/I%20D%20A%20A%20C/Introduction%20-%20Copie.pdf">ntroduction  </text:a></text:span></text:p>
          </table:table-cell>
          <table:covered-table-cell/>
          <table:table-cell table:style-name="ce106" table:number-columns-repeated="2"/>
          <table:table-cell table:style-name="ce119"/>
          <table:table-cell table:style-name="ce130" office:value-type="string">
            <office:annotation draw:style-name="gr20" draw:text-style-name="P2" svg:width="32.054cm" svg:height="19.113cm" svg:x="2.362cm" svg:y="1.068cm" draw:caption-point-x="43.193cm" draw:caption-point-y="7.625cm">
              <dc:date>2026-04-01T00:00:00</dc:date>
              <text:p text:style-name="P2"><text:span text:style-name="T1"><text:s text:c="14"/></text:span><text:span text:style-name="T1">Plannings et tableaux qui doivent permettre aux élèves de mieux organiser leurs révisions ; tant pour les 3ème , 1ère que les Ter.Rétroplanning; tableaux préparatoires au remplissage du rétroplanning etc .. </text:span></text:p>
            </office:annotation>
            <text:p><text:a xlink:href="../BDD%20!!!!!!!!!!!/BDD%20bases/PEDAGO/doc%20stage%20%20prépa%20bac%202014(%20voir%20aussi%20BDD)%20-%20Copie.ods">Docs orga révisions BB et BAC</text:a></text:p>
          </table:table-cell>
          <table:table-cell table:style-name="ce144" office:value-type="float" office:value="7">
            <text:p>7</text:p>
          </table:table-cell>
          <table:table-cell table:style-name="ce6"/>
          <table:table-cell table:style-name="ce158"/>
          <table:table-cell table:style-name="ce162" office:value-type="string">
            <text:p>Oral de terminale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8">
          <table:table-cell table:style-name="ce2"/>
          <table:table-cell table:style-name="ce8"/>
          <table:table-cell table:style-name="ce16"/>
          <table:table-cell table:style-name="ce26"/>
          <table:table-cell table:style-name="ce30" table:number-columns-repeated="6"/>
          <table:table-cell table:style-name="ce29" office:value-type="string">
            <text:p>.=&gt;</text:p>
          </table:table-cell>
          <table:table-cell table:style-name="ce38" office:value-type="string">
            <text:p>n° d'exercice<text:span text:style-name="T28"> </text:span><text:span text:style-name="T27">( Exercice n° 8) </text:span></text:p>
          </table:table-cell>
          <table:table-cell table:style-name="ce30" table:number-columns-repeated="3"/>
          <table:table-cell table:style-name="ce47"/>
          <table:table-cell table:style-name="ce52" table:number-columns-repeated="2"/>
          <table:table-cell table:style-name="ce72" office:value-type="string">
            <text:p>D</text:p>
          </table:table-cell>
          <table:table-cell table:style-name="ce90" office:value-type="string" table:number-columns-spanned="2" table:number-rows-spanned="1">
            <office:annotation draw:style-name="gr21" draw:text-style-name="P9" svg:width="19.069cm" svg:height="11.957cm" svg:x="36.604cm" svg:y="8cm" draw:caption-point-x="-0.75cm" draw:caption-point-y="1.584cm">
              <dc:date>2016-08-20T00:00:00</dc:date>
              <text:p text:style-name="P9"><text:span text:style-name="T8"><text:s text:c="6"/></text:span><text:span text:style-name="T1">Clique ici </text:span></text:p>
              <text:p text:style-name="P9"><text:span text:style-name="T1"><text:s text:c="4"/></text:span><text:span text:style-name="T1">pour découvrir </text:span></text:p>
              <text:p text:style-name="P9"><text:span text:style-name="T1"><text:s text:c="5"/></text:span><text:span text:style-name="T1">le <text:s/>détail du <text:s text:c="11"/></text:span><text:span text:style-name="T9">développement</text:span></text:p>
            </office:annotation>
            <text:p><text:span text:style-name="T32"><text:a xlink:href="../BDD%20!!!!!!!!!!!/BDD%20bases/PEDAGO/I%20D%20A%20A%20C/Développement%20-%20Copie.pdf">éveloppement  </text:a></text:span></text:p>
          </table:table-cell>
          <table:covered-table-cell/>
          <table:table-cell table:style-name="ce106" table:number-columns-repeated="2"/>
          <table:table-cell table:style-name="ce120"/>
          <table:table-cell table:style-name="ce131" office:value-type="string">
            <office:annotation draw:style-name="gr13" draw:text-style-name="P2" svg:width="28.986cm" svg:height="16.749cm" svg:x="46.024cm" svg:y="2.851cm" draw:caption-point-x="-0.469cm" draw:caption-point-y="6.733cm">
              <dc:date>2016-08-31T00:00:00</dc:date>
              <text:p text:style-name="P2"><text:span text:style-name="T1">Prends connaissance des différents créneaux de cours possibles:</text:span></text:p>
              <text:p text:style-name="P2"><text:span text:style-name="T1"/></text:p>
              <text:p text:style-name="P2"><text:span text:style-name="T1">* pendant l'année scolaire et </text:span></text:p>
              <text:p text:style-name="P2"><text:span text:style-name="T1">* pendant les vacances </text:span></text:p>
              <text:p text:style-name="P2"><text:span text:style-name="T1"/></text:p>
            </office:annotation>
            <text:p><text:span text:style-name="T26"><text:a xlink:href="../BDD%20!!!!!!!!!!!/BDD%20bases/PEDAGO/différents%20créneaux%20MathC.ods">créneaux COURS MATHCONSULT</text:a></text:span></text:p>
          </table:table-cell>
          <table:table-cell table:style-name="ce145" office:value-type="float" office:value="8">
            <text:p>8</text:p>
          </table:table-cell>
          <table:table-cell table:style-name="ce6"/>
          <table:table-cell table:style-name="ce158"/>
          <table:table-cell table:style-name="ce162" office:value-type="string">
            <text:p><text:a xlink:href="https://www.youtube.com/watch?v=OU3b8htp3-4">Conseils pour le grand oral -1</text:a>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8">
          <table:table-cell table:style-name="ce2"/>
          <table:table-cell table:style-name="ce8"/>
          <table:table-cell table:style-name="ce16"/>
          <table:table-cell table:style-name="ce26"/>
          <table:table-cell table:style-name="ce30" table:number-columns-repeated="6"/>
          <table:table-cell table:style-name="ce37"/>
          <table:table-cell table:style-name="ce38" office:value-type="string">
            <text:p>........................................................................</text:p>
          </table:table-cell>
          <table:table-cell table:style-name="ce30" table:number-columns-repeated="3"/>
          <table:table-cell table:style-name="ce47"/>
          <table:table-cell table:style-name="ce52" table:number-columns-repeated="2"/>
          <table:table-cell table:style-name="ce72" office:value-type="string">
            <text:p>A</text:p>
          </table:table-cell>
          <table:table-cell table:style-name="ce90" office:value-type="string" table:number-columns-spanned="2" table:number-rows-spanned="1">
            <office:annotation draw:style-name="gr22" draw:text-style-name="P9" svg:width="15.789cm" svg:height="14.385cm" svg:x="36.464cm" svg:y="4.557cm" draw:caption-point-x="-0.61cm" draw:caption-point-y="5.918cm">
              <dc:date>2016-08-20T00:00:00</dc:date>
              <text:p text:style-name="P9"><text:span text:style-name="T8"><text:s text:c="2"/></text:span><text:span text:style-name="T1"><text:s text:c="3"/></text:span><text:span text:style-name="T1">Clique ici </text:span></text:p>
              <text:p text:style-name="P9"><text:span text:style-name="T1"><text:s/></text:span><text:span text:style-name="T1">pour découvrir <text:s text:c="8"/>le détail</text:span></text:p>
              <text:p text:style-name="P9"><text:span text:style-name="T1"><text:s text:c="10"/></text:span><text:span text:style-name="T1">de <text:s/>l'</text:span><text:span text:style-name="T9">argumentation</text:span></text:p>
              <text:p text:style-name="P9"><text:span text:style-name="T9"/></text:p>
            </office:annotation>
            <text:p><text:span text:style-name="T32"><text:a xlink:href="../BDD%20!!!!!!!!!!!/BDD%20bases/PEDAGO/I%20D%20A%20A%20C/Argumentation%20-%20Copie.pdf">rgumentation  </text:a></text:span></text:p>
          </table:table-cell>
          <table:covered-table-cell/>
          <table:table-cell table:style-name="ce106" table:number-columns-repeated="2"/>
          <table:table-cell table:style-name="ce102"/>
          <table:table-cell table:style-name="ce132" office:value-type="string">
            <text:p><text:a xlink:href="https://www.letudiant.fr/bac/conseils-methodo/bac-les-dates-des-epreuves-par-serie-18690.html">Dates du BAC </text:a></text:p>
          </table:table-cell>
          <table:table-cell table:style-name="ce146" office:value-type="float" office:value="9">
            <text:p>9</text:p>
          </table:table-cell>
          <table:table-cell table:style-name="ce6"/>
          <table:table-cell table:style-name="ce158"/>
          <table:table-cell table:style-name="ce162" office:value-type="string">
            <text:p><text:a xlink:href="https://www.lumni.fr/video/je-me-prepare#containerType=program&amp;containerSlug=les-petits-tutos-du-grand-oral">Conseils pour le grand oral-2 </text:a>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8">
          <table:table-cell table:style-name="ce2"/>
          <table:table-cell table:style-name="ce8"/>
          <table:table-cell table:style-name="ce16"/>
          <table:table-cell table:style-name="ce26"/>
          <table:table-cell table:style-name="ce30" table:number-columns-repeated="6"/>
          <table:table-cell table:style-name="ce37"/>
          <table:table-cell table:style-name="ce38" office:value-type="string">
            <text:p>........................................................................</text:p>
          </table:table-cell>
          <table:table-cell table:style-name="ce30" table:number-columns-repeated="3"/>
          <table:table-cell table:style-name="ce47"/>
          <table:table-cell table:style-name="ce53"/>
          <table:table-cell table:style-name="ce52"/>
          <table:table-cell table:style-name="ce72" office:value-type="string">
            <text:p>A</text:p>
          </table:table-cell>
          <table:table-cell table:style-name="ce90" office:value-type="string" table:number-columns-spanned="2" table:number-rows-spanned="1">
            <office:annotation draw:style-name="gr20" draw:text-style-name="P9" svg:width="14.976cm" svg:height="19.113cm" svg:x="36.464cm" svg:y="7.145cm" draw:caption-point-x="-0.61cm" draw:caption-point-y="4.221cm">
              <dc:date>2016-08-20T00:00:00</dc:date>
              <text:p text:style-name="P9"><text:span text:style-name="T8"><text:s text:c="3"/></text:span><text:span text:style-name="T1">Clique ici </text:span></text:p>
              <text:p text:style-name="P9"><text:span text:style-name="T1"><text:s/></text:span><text:span text:style-name="T1">pour découvrir <text:s text:c="6"/>le détail </text:span></text:p>
              <text:p text:style-name="P9"><text:span text:style-name="T1"><text:s text:c="9"/></text:span><text:span text:style-name="T1">de </text:span></text:p>
              <text:p text:style-name="P9"><text:span text:style-name="T1"><text:s text:c="2"/></text:span><text:span text:style-name="T1">l'</text:span><text:span text:style-name="T9">articulation <text:s/></text:span><text:span text:style-name="T1"><text:s text:c="5"/>appelé aussi <text:s text:c="6"/></text:span><text:span text:style-name="T9">transition</text:span></text:p>
              <text:p text:style-name="P9"><text:span text:style-name="T9"/></text:p>
            </office:annotation>
            <text:p><text:span text:style-name="T32"><text:a xlink:href="../BDD%20!!!!!!!!!!!/BDD%20bases/PEDAGO/I%20D%20A%20A%20C/Articulation%20-%20Copie.pdf">rticulation  </text:a></text:span></text:p>
          </table:table-cell>
          <table:covered-table-cell/>
          <table:table-cell table:style-name="ce102" table:number-columns-repeated="6"/>
          <table:table-cell table:style-name="ce159"/>
          <table:table-cell table:style-name="ce162" office:value-type="string">
            <text:p><text:a xlink:href="https://www.youtube.com/watch?v=zBoNugRVDMI">Conseils pour le grand oral-3 </text:a>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9">
          <table:table-cell table:style-name="ce2"/>
          <table:table-cell table:style-name="ce8"/>
          <table:table-cell table:style-name="ce17" table:number-columns-repeated="10"/>
          <table:table-cell table:style-name="ce39" office:value-type="string" table:number-columns-spanned="3" table:number-rows-spanned="1">
            <text:p><text:a xlink:href="../BDD%20!!!!!!!!!!!/BDD%20bases/PEDAGO/Prise%20en%20main%20doc%20élève%20new%20age.pdf">Comment remplir ta fiche Pédagogique</text:a></text:p>
          </table:table-cell>
          <table:covered-table-cell table:style-name="ce43"/>
          <table:covered-table-cell table:style-name="Default"/>
          <table:table-cell table:style-name="ce47"/>
          <table:table-cell table:style-name="ce53"/>
          <table:table-cell table:style-name="ce52"/>
          <table:table-cell table:style-name="ce72" office:value-type="string">
            <text:p>C</text:p>
          </table:table-cell>
          <table:table-cell table:style-name="ce90" office:value-type="string" table:number-columns-spanned="2" table:number-rows-spanned="1">
            <office:annotation draw:style-name="gr18" draw:text-style-name="P9" svg:width="13.238cm" svg:height="9.657cm" svg:x="36.464cm" svg:y="10.709cm" draw:caption-point-x="-0.61cm" draw:caption-point-y="1.548cm">
              <dc:date>2016-08-20T00:00:00</dc:date>
              <text:p text:style-name="P9"><text:span text:style-name="T8"><text:s text:c="2"/></text:span><text:span text:style-name="T1">Clique ici </text:span></text:p>
              <text:p text:style-name="P9"><text:span text:style-name="T1"><text:s/></text:span><text:span text:style-name="T1">pour le détail <text:s text:c="8"/>de </text:span></text:p>
              <text:p text:style-name="P9"><text:span text:style-name="T1">la </text:span><text:span text:style-name="T9">conclusion</text:span></text:p>
            </office:annotation>
            <text:p><text:span text:style-name="T32"><text:a xlink:href="../BDD%20!!!!!!!!!!!/BDD%20bases/PEDAGO/I%20D%20A%20A%20C/Conclusion%20-%20Copie.pdf">onclusion  </text:a></text:span></text:p>
          </table:table-cell>
          <table:covered-table-cell/>
          <table:table-cell table:style-name="ce102" table:number-columns-repeated="3"/>
          <table:table-cell table:style-name="ce133" office:value-type="string" table:number-columns-spanned="1" table:number-rows-spanned="2">
            <office:annotation draw:style-name="gr18" draw:text-style-name="P2" svg:width="15.89cm" svg:height="9.657cm" svg:x="24.726cm" svg:y="8.209cm" draw:caption-point-x="20.829cm" draw:caption-point-y="4.048cm">
              <dc:date>2016-08-18T00:00:00</dc:date>
              <text:p text:style-name="P2"><text:span text:style-name="T1"><text:s text:c="2"/></text:span><text:span text:style-name="T1">Tout ce que <text:s text:c="9"/>vous devez <text:s text:c="5"/>savoir sur votre <text:s text:c="11"/>filière </text:span></text:p>
            </office:annotation>
            <text:p>B.O. Filières et orientations</text:p>
          </table:table-cell>
          <table:table-cell table:style-name="ce147" office:value-type="string" table:number-columns-spanned="3" table:number-rows-spanned="1">
            <text:p><text:a xlink:href="http://arthurtoussaint.free.fr/labolycee/moyenne.html">Simulateur dxe résultas</text:a></text:p>
          </table:table-cell>
          <table:covered-table-cell table:style-name="ce74"/>
          <table:covered-table-cell table:style-name="ce158"/>
          <table:table-cell table:style-name="ce162" office:value-type="string">
            <text:p><text:a xlink:href="https://www.leparisien.fr/etudiant/examens/bac/grand-oral-du-bac-10-conseils-pour-reussir-lultime-epreuve-FV5BAZEX4RKP5PEXMHIKE2OP3M.php">Conseils pour le grand oral-4 </text:a>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5">
          <table:table-cell table:style-name="ce2"/>
          <table:table-cell table:style-name="ce9" office:value-type="string" table:number-columns-spanned="14" table:number-rows-spanned="1">
            <office:annotation draw:style-name="gr23" draw:text-style-name="P10" svg:width="15.142cm" svg:height="12.079cm" svg:x="23.42cm" svg:y="9.931cm" draw:caption-point-x="-0.61cm" draw:caption-point-y="3.191cm">
              <dc:date>2016-08-20T00:00:00</dc:date>
              <text:p text:style-name="P10"><text:span text:style-name="T10"><text:s/></text:span><text:span text:style-name="T1"><text:s text:c="7"/></text:span><text:span text:style-name="T1">À lire <text:s text:c="9"/>impérativement <text:s text:c="10"/>en </text:span></text:p>
              <text:p text:style-name="P10"><text:span text:style-name="T1"><text:s text:c="2"/></text:span><text:span text:style-name="T1">tout début de <text:s text:c="10"/>suivi </text:span></text:p>
            </office:annotation>
            <text:p><text:span text:style-name="T25">* <text:s/>=&gt; P</text:span>ensez en tout début de séance à nous rappeler <text:s/>:<text:span text:style-name="T25"> <text:s text:c="3"/></text:span>!!!!</text:p>
          </table:table-cell>
          <table:covered-table-cell table:style-name="ce18"/>
          <table:covered-table-cell table:number-columns-repeated="6" table:style-name="ce19"/>
          <table:covered-table-cell table:number-columns-repeated="3" table:style-name="ce28"/>
          <table:covered-table-cell table:style-name="ce40"/>
          <table:covered-table-cell table:style-name="ce28"/>
          <table:covered-table-cell table:style-name="Default"/>
          <table:table-cell table:style-name="ce47"/>
          <table:table-cell table:style-name="ce53"/>
          <table:table-cell table:style-name="ce52"/>
          <table:table-cell table:style-name="ce73"/>
          <table:table-cell table:style-name="ce91" office:value-type="string">
            <office:annotation draw:style-name="gr24" draw:text-style-name="P11" svg:width="18.611cm" svg:height="10.761cm" svg:x="33.728cm" svg:y="11.565cm" draw:caption-point-x="-0.61cm" draw:caption-point-y="1.557cm">
              <dc:date>2016-08-20T00:00:00</dc:date>
              <text:p text:style-name="P11"><text:span text:style-name="T11"><text:s text:c="3"/></text:span><text:span text:style-name="T12"><text:s text:c="2"/></text:span><text:span text:style-name="T13"><text:s/></text:span><text:span text:style-name="T14">Rédaction TYPE <text:s/>illustrant l'utilisation <text:s text:c="12"/>du <text:s text:c="23"/>I.D.A.A.C.</text:span></text:p>
              <text:p text:style-name="P11"><text:span text:style-name="T15"><text:s text:c="25"/></text:span><text:span text:style-name="T15">(pour les élèves de lycée )</text:span></text:p>
            </office:annotation>
            <text:p><text:a xlink:href="../BDD%20!!!!!!!!!!!/BDD%20bases/PEDAGO/IDAAC%20Lycée.pdf">exemple de IDAAC pour Lycée</text:a></text:p>
          </table:table-cell>
          <table:table-cell table:style-name="ce101" office:value-type="string" table:number-columns-spanned="1" table:number-rows-spanned="2">
            <office:annotation draw:style-name="gr3" draw:text-style-name="P12" svg:width="19.834cm" svg:height="7.293cm" svg:x="36.464cm" svg:y="11.571cm" draw:caption-point-x="-0.61cm" draw:caption-point-y="1.551cm">
              <dc:date>2016-08-20T00:00:00</dc:date>
              <text:p text:style-name="P12"><text:span text:style-name="T1">Comment </text:span><text:span text:style-name="T9">optimiser</text:span><text:span text:style-name="T1"> </text:span></text:p>
              <text:p text:style-name="P12"><text:span text:style-name="T1">un exercice de type <text:s text:c="12"/></text:span><text:span text:style-name="T9">QCM?</text:span></text:p>
            </office:annotation>
            <text:p><text:a xlink:href="../BDD%20!!!!!!!!!!!/BDD%20bases/PEDAGO/QCM%20-%20Copie.pdf"> ( QCM ) </text:a></text:p>
          </table:table-cell>
          <table:table-cell table:style-name="ce102" table:number-columns-repeated="3"/>
          <table:covered-table-cell table:style-name="ce134"/>
          <table:table-cell table:style-name="ce147" office:value-type="string" table:number-columns-spanned="3" table:number-rows-spanned="1">
            <text:p><text:a xlink:href="http://www.letudiant.fr/moyenne-au-bac/bac-es.html">Simulateur ttes filieres</text:a></text:p>
          </table:table-cell>
          <table:covered-table-cell table:style-name="ce147"/>
          <table:covered-table-cell table:style-name="ce74"/>
          <table:table-cell table:style-name="ce162" office:value-type="string">
            <text:p><text:a xlink:href="file://srvmconsult/Bases/BDD%20!!!!!!!!!!!/BDD%20bases/PEDAGO/NV%20BAc%20et%20Brevet/grand%20oral%20à%20partir%20de%202021.pdf">Grille D'évaluation </text:a>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5">
          <table:table-cell table:style-name="ce2"/>
          <table:table-cell table:style-name="ce10" office:value-type="string">
            <text:p>-</text:p>
          </table:table-cell>
          <table:table-cell table:style-name="ce19" office:value-type="string">
            <text:p>la date de votre prochaine interro ( En Haut de votre FICHE ) </text:p>
          </table:table-cell>
          <table:table-cell table:style-name="ce19" table:number-columns-repeated="11"/>
          <table:table-cell table:style-name="ce28"/>
          <table:table-cell table:style-name="ce47"/>
          <table:table-cell table:style-name="ce53"/>
          <table:table-cell table:style-name="ce52"/>
          <table:table-cell table:style-name="ce74"/>
          <table:table-cell table:style-name="ce91" office:value-type="string">
            <office:annotation draw:style-name="gr24" draw:text-style-name="P11" svg:width="18.611cm" svg:height="10.761cm" svg:x="11.014cm" svg:y="1.908cm" draw:caption-point-x="22.104cm" draw:caption-point-y="11.973cm">
              <dc:creator>ob</dc:creator>
              <dc:date>2018-03-06T00:00:00</dc:date>
              <text:p text:style-name="P11"><text:span text:style-name="T11"><text:s text:c="3"/></text:span><text:span text:style-name="T12"><text:s text:c="2"/></text:span><text:span text:style-name="T13"><text:s/></text:span><text:span text:style-name="T14">Rédaction TYPE <text:s/>illustrant l'utilisation <text:s text:c="12"/>du <text:s text:c="23"/>I.D.A.A.C.</text:span></text:p>
              <text:p text:style-name="P11"><text:span text:style-name="T15"><text:s text:c="22"/></text:span><text:span text:style-name="T15">(pour les élèves de Collège)</text:span></text:p>
            </office:annotation>
            <text:p><text:a xlink:href="../BDD%20!!!!!!!!!!!/BDD%20bases/PEDAGO/IDAAC%20Collège.pdf">exemple de IDAAC de collège</text:a></text:p>
          </table:table-cell>
          <table:covered-table-cell table:style-name="ce102"/>
          <table:table-cell table:style-name="ce102" table:number-columns-repeated="2"/>
          <table:table-cell table:style-name="ce121"/>
          <table:table-cell table:style-name="ce135" office:value-type="string">
            <office:annotation draw:style-name="gr25" draw:text-style-name="P2" svg:width="18.328cm" svg:height="12.548cm" svg:x="8.602cm" svg:y="2.401cm" draw:caption-point-x="36.953cm" draw:caption-point-y="11.48cm">
              <dc:creator>ob</dc:creator>
              <dc:date>2018-03-06T00:00:00</dc:date>
              <text:p text:style-name="P2"><text:span text:style-name="T1"><text:s text:c="2"/></text:span><text:span text:style-name="T1">SALONS <text:s text:c="6"/></text:span></text:p>
              <text:p text:style-name="P2"><text:span text:style-name="T1"><text:s text:c="9"/></text:span><text:span text:style-name="T1">ETUDIANTS </text:span></text:p>
              <text:p text:style-name="P2"><text:span text:style-name="T1"><text:s text:c="4"/></text:span><text:span text:style-name="T1">et </text:span></text:p>
              <text:p text:style-name="P2"><text:span text:style-name="T1"><text:s text:c="2"/></text:span><text:span text:style-name="T1">Salons <text:s text:c="3"/></text:span></text:p>
              <text:p text:style-name="P2"><text:span text:style-name="T1"><text:s text:c="8"/></text:span><text:span text:style-name="T1">STUDYRAMA</text:span></text:p>
            </office:annotation>
            <text:p><text:a xlink:href="../BDD%20!!!!!!!!!!!/BDD%20bases/PEDAGO/Dates%20des%20Salons%20de%20l'étudiant.ods">sélection de Salons Etudiants </text:a></text:p>
          </table:table-cell>
          <table:table-cell table:style-name="ce148"/>
          <table:table-cell table:style-name="ce6"/>
          <table:table-cell table:style-name="ce158"/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3">
          <table:table-cell table:style-name="ce2"/>
          <table:table-cell table:style-name="ce10"/>
          <table:table-cell table:style-name="ce19" table:number-columns-repeated="12"/>
          <table:table-cell table:style-name="ce28"/>
          <table:table-cell table:style-name="ce47"/>
          <table:table-cell table:style-name="ce53"/>
          <table:table-cell table:style-name="ce52"/>
          <table:table-cell table:style-name="ce74" table:number-columns-repeated="3"/>
          <table:table-cell table:style-name="ce102" table:number-columns-repeated="2"/>
          <table:table-cell table:style-name="ce121"/>
          <table:table-cell table:style-name="ce136"/>
          <table:table-cell table:style-name="ce148"/>
          <table:table-cell table:style-name="ce6"/>
          <table:table-cell table:style-name="ce158"/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5">
          <table:table-cell table:style-name="ce2"/>
          <table:table-cell table:style-name="ce10" office:value-type="string">
            <text:p>-</text:p>
          </table:table-cell>
          <table:table-cell table:style-name="ce19" office:value-type="string">
            <text:p>les chapitres sur lesquels vous serez interrogés</text:p>
          </table:table-cell>
          <table:table-cell table:style-name="ce19" table:number-columns-repeated="11"/>
          <table:table-cell table:style-name="ce28"/>
          <table:table-cell table:style-name="ce47"/>
          <table:table-cell table:style-name="ce54"/>
          <table:table-cell table:style-name="ce58"/>
          <table:table-cell table:style-name="ce75"/>
          <table:table-cell table:style-name="ce92" table:number-columns-repeated="2"/>
          <table:table-cell table:style-name="ce107">
            <office:annotation draw:style-name="gr26" draw:text-style-name="P11" svg:width="22.411cm" svg:height="9.657cm" svg:x="24.784cm" svg:y="6.282cm" draw:caption-point-x="12.451cm" draw:caption-point-y="8.62cm">
              <dc:date>2016-08-18T00:00:00</dc:date>
              <text:p text:style-name="P11"><text:span text:style-name="T11"><text:s text:c="14"/></text:span><text:span text:style-name="T16"><text:s/></text:span><text:span text:style-name="T17">Banque de <text:s text:c="10"/>DONNEES MATHCONSULT </text:span></text:p>
            </office:annotation>
          </table:table-cell>
          <table:table-cell table:style-name="ce113"/>
          <table:table-cell table:style-name="ce122"/>
          <table:table-cell table:style-name="ce130" office:value-type="string">
            <text:p><text:a xlink:href="https://www.letudiant.fr/etudes/parcoursup/exclusif-parcoursup-le-calendrier-2018-2019.html">Etapes de PARCOURS SUP</text:a></text:p>
          </table:table-cell>
          <table:table-cell table:style-name="ce49"/>
          <table:table-cell table:style-name="ce6"/>
          <table:table-cell table:style-name="ce158"/>
          <table:table-cell table:style-name="ce162" office:value-type="string">
            <text:p><text:a xlink:href="http://www.france-examen.com/bac/points-bac/outil-calcul-point-bac.html#/bac-s">Simulateur toutes filieres</text:a>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10">
          <table:table-cell table:style-name="ce2"/>
          <table:table-cell table:style-name="ce10" office:value-type="string">
            <text:p>-</text:p>
          </table:table-cell>
          <table:table-cell table:style-name="ce19" office:value-type="string">
            <text:p>la note que vous avez obtenue à votre devoir </text:p>
          </table:table-cell>
          <table:table-cell table:style-name="ce19" table:number-columns-repeated="11"/>
          <table:table-cell table:style-name="ce28"/>
          <table:table-cell table:style-name="ce47"/>
          <table:table-cell table:style-name="ce55" office:value-type="string" table:number-columns-spanned="2" table:number-rows-spanned="1">
            <office:annotation draw:style-name="gr27" draw:text-style-name="P11" svg:width="26.808cm" svg:height="15.961cm" svg:x="1.162cm" svg:y="6.587cm" draw:caption-point-x="23.83cm" draw:caption-point-y="9.074cm">
              <dc:date>2016-08-19T00:00:00</dc:date>
              <text:p text:style-name="P11"><text:span text:style-name="T11"><text:s text:c="10"/></text:span><text:span text:style-name="T16"><text:s/></text:span><text:span text:style-name="T17">Banque de <text:s text:c="24"/>DONNEES <text:s text:c="8"/>MATHCONSULT </text:span></text:p>
              <text:p text:style-name="P11"><text:span text:style-name="T17"><text:s text:c="9"/></text:span><text:span text:style-name="T17">et accès </text:span></text:p>
              <text:p text:style-name="P11"><text:span text:style-name="T17"><text:s text:c="6"/></text:span><text:span text:style-name="T17">aux exercices</text:span></text:p>
            </office:annotation>
            <text:p>.=&gt;</text:p>
          </table:table-cell>
          <table:covered-table-cell table:style-name="ce59"/>
          <table:table-cell table:style-name="ce76" office:value-type="string" table:number-columns-spanned="4" table:number-rows-spanned="1">
            <office:annotation draw:style-name="gr28" draw:text-style-name="P3" svg:width="16.113cm" svg:height="16.927cm" svg:x="13.1cm" svg:y="6.129cm" draw:caption-point-x="24.135cm" draw:caption-point-y="9.532cm">
              <dc:date>2016-08-20T00:00:00</dc:date>
              <text:p text:style-name="P3"><text:span text:style-name="T18"><text:s text:c="13"/></text:span><text:span text:style-name="T19">Infos de debut de séance</text:span></text:p>
              <text:p text:style-name="P3"><text:span text:style-name="T18"/></text:p>
              <text:p text:style-name="P3"><text:span text:style-name="T20">*As- tu reçu une note depuis la dernière séance à MATHCONSULT ? Si oui , quand et sur quel(s) thème(s) portait cette interro? =&gt; inscris la sur ta fiche pédagogique</text:span></text:p>
              <text:p text:style-name="P3"><text:span text:style-name="T20"/></text:p>
              <text:p text:style-name="P3"><text:span text:style-name="T20">*As tu eu un interro depuis la dernière séance à MATHCONSULT ? =&gt; inscris la sur ta fiche également !!!</text:span></text:p>
              <text:p text:style-name="P3"><text:span text:style-name="T20"/></text:p>
              <text:p text:style-name="P3"><text:span text:style-name="T20">*Si tu sais que tu ne viens pas à ta prochaine séance, préviens nous à l'avance, aujourd'hui ou au plus tard ....24h avant ta prochaine séance!!sinon elle sera PERDUE !!!!!!!!</text:span></text:p>
              <text:p text:style-name="P3"><text:span text:style-name="T20"/></text:p>
              <text:p text:style-name="P3"><text:span text:style-name="T20">*A la fin de ta séance d'aujourd'hui, vérifie ( à l'aide de ton prof de MATHCONSULT ) la prochaine séance planifiée .</text:span></text:p>
              <text:p text:style-name="P3"><text:span text:style-name="T20"/></text:p>
              <text:p text:style-name="P3"><text:span text:style-name="T20"><text:s text:c="6"/></text:span><text:span text:style-name="T20">BON COURAGE POUR CETTE SEANCE</text:span><text:span text:style-name="T2"> </text:span></text:p>
            </office:annotation>
            <text:p><text:span text:style-name="T29"><text:a xlink:href="../BDD%20!!!!!!!!!!!/Fiches%20PEDAGOGIQUES%20-%20Copie%20-%20Copie%20-%20Copie%20-%20Copie.ods">Accès aux fiches d'exercices </text:a></text:span></text:p>
          </table:table-cell>
          <table:covered-table-cell table:style-name="ce43"/>
          <table:covered-table-cell table:style-name="ce94"/>
          <table:covered-table-cell table:style-name="ce108"/>
          <table:table-cell table:style-name="ce114"/>
          <table:table-cell table:style-name="ce122"/>
          <table:table-cell table:style-name="ce137" office:value-type="string">
            <text:p><text:a xlink:href="https://www.fcpe.asso.fr/actualite/parcours-sup-comment-ca-marche">Parcours sup , comment ca marche ?</text:a></text:p>
          </table:table-cell>
          <table:table-cell table:style-name="ce49"/>
          <table:table-cell table:style-name="ce6"/>
          <table:table-cell table:style-name="ce158"/>
          <table:table-cell table:style-name="ce162" office:value-type="string">
            <text:p>Oral de 3eme 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9">
          <table:table-cell table:style-name="ce2"/>
          <table:table-cell table:style-name="ce10"/>
          <table:table-cell table:style-name="ce19" table:number-columns-repeated="12"/>
          <table:table-cell table:style-name="ce28"/>
          <table:table-cell table:style-name="ce47"/>
          <table:table-cell table:style-name="ce56"/>
          <table:table-cell table:style-name="ce60"/>
          <table:table-cell table:style-name="ce77"/>
          <table:table-cell table:style-name="ce93"/>
          <table:table-cell table:style-name="ce103"/>
          <table:table-cell table:style-name="ce109"/>
          <table:table-cell table:style-name="ce113"/>
          <table:table-cell table:style-name="ce122"/>
          <table:table-cell table:style-name="ce130" office:value-type="string">
            <text:p><text:a xlink:href="https://www.letudiant.fr/bac/date-du-bac.html#dates-bac-G">Dates et infos 2024</text:a></text:p>
          </table:table-cell>
          <table:table-cell table:style-name="ce149" office:value-type="string">
            <text:p>NV </text:p>
          </table:table-cell>
          <table:table-cell table:style-name="ce156" office:value-type="string">
            <text:p><text:a xlink:href="https://www.service-public.fr/particuliers/actualites/A17114">vac </text:a></text:p>
          </table:table-cell>
          <table:table-cell table:style-name="ce158"/>
          <table:table-cell table:style-name="ce162" office:value-type="string">
            <text:p><text:a xlink:href="../BDD%20!!!!!!!!!!!/BDD%20bases/PEDAGO/Autour%20du%20brevet/stage_grille%20de%20prise%20de%20notes%20DNB%202018-2019.pdf">grille aide prise de note pdt stage de 3eme</text:a>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11">
          <table:table-cell table:style-name="ce2"/>
          <table:table-cell table:style-name="ce9" office:value-type="string" table:number-columns-spanned="14" table:number-rows-spanned="1">
            <office:annotation draw:style-name="gr29" draw:text-style-name="P2" svg:width="18.449cm" svg:height="9.797cm" svg:x="23.42cm" svg:y="15.985cm" draw:caption-point-x="-0.61cm" draw:caption-point-y="1.537cm">
              <dc:date>2016-08-20T00:00:00</dc:date>
              <text:p text:style-name="P2"><text:span text:style-name="T1"><text:s text:c="3"/></text:span><text:span text:style-name="T1">Régulièrement, <text:s text:c="9"/>vous verrez </text:span></text:p>
              <text:p text:style-name="P2"><text:span text:style-name="T1"><text:s text:c="6"/></text:span><text:span text:style-name="T1">ces conseils </text:span></text:p>
              <text:p text:style-name="P2"><text:span text:style-name="T1">sur l'écran de veille</text:span></text:p>
            </office:annotation>
            <text:p><text:span text:style-name="T25">* <text:s/>=&gt; <text:s text:c="3"/></text:span>Optimisez votre accompagnement avec MATHCONSULT<text:span text:style-name="T25"> <text:s text:c="20"/></text:span>!!!!</text:p>
          </table:table-cell>
          <table:covered-table-cell table:number-columns-repeated="13" table:style-name="ce19"/>
          <table:table-cell table:style-name="ce47"/>
          <table:table-cell table:style-name="ce57"/>
          <table:table-cell table:style-name="ce61"/>
          <table:table-cell table:style-name="ce78" office:value-type="string" table:number-columns-spanned="4" table:number-rows-spanned="1">
            <text:p><text:a xlink:href="file://srvmconsult/Bases/BDD%20!!!!!!!!!!!/Test%20ini%20élèves%20-%20Copie.ods">Test d'Evaluation initiale    </text:a></text:p>
          </table:table-cell>
          <table:covered-table-cell table:style-name="ce94"/>
          <table:covered-table-cell table:style-name="ce43"/>
          <table:covered-table-cell table:style-name="ce108"/>
          <table:table-cell table:style-name="ce113"/>
          <table:table-cell table:style-name="ce122"/>
          <table:table-cell table:style-name="ce130" office:value-type="string">
            <text:p><text:a xlink:href="../BDD%20!!!!!!!!!!!/BDD%20bases/PEDAGO/Texte%20nv%20bac%20.odt">NOUVEAU BAC </text:a></text:p>
          </table:table-cell>
          <table:table-cell table:style-name="ce49"/>
          <table:table-cell table:style-name="ce6"/>
          <table:table-cell table:style-name="ce158"/>
          <table:table-cell table:style-name="ce162" office:value-type="string">
            <text:p><text:a xlink:href="../BDD%20!!!!!!!!!!!/BDD%20bases/PEDAGO/Autour%20du%20brevet/prépa%20oral%20stagepro%202018-2019.pdf">Prépa oral suite à stage pro DNB</text:a>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5">
          <table:table-cell table:style-name="ce2"/>
          <table:table-cell table:style-name="ce10"/>
          <table:table-cell table:style-name="ce20" office:value-type="string">
            <text:p>*</text:p>
          </table:table-cell>
          <table:table-cell table:style-name="ce27" office:value-type="string">
            <text:p><text:a xlink:href="../BDD%20!!!!!!!!!!!/BDD%20bases/visuels%20ordi%20en%20veille/Recommandations.bmp">MathConsult c'est aussi ....</text:a></text:p>
          </table:table-cell>
          <table:table-cell table:style-name="ce27" table:number-columns-repeated="4"/>
          <table:table-cell table:style-name="ce34" table:number-columns-repeated="4"/>
          <table:table-cell table:style-name="ce41" office:value-type="string">
            <text:p>c'est très important <text:s/>!!!!!!!!!!</text:p>
          </table:table-cell>
          <table:table-cell table:style-name="Default" table:number-columns-repeated="2"/>
          <table:table-cell table:style-name="ce47"/>
          <table:table-cell table:style-name="ce57"/>
          <table:table-cell table:style-name="ce62"/>
          <table:table-cell table:style-name="ce79" table:number-columns-repeated="3"/>
          <table:table-cell table:style-name="ce110"/>
          <table:table-cell table:style-name="ce113"/>
          <table:table-cell table:style-name="ce122"/>
          <table:table-cell table:style-name="ce130" office:value-type="string">
            <text:p>Tout sur les oraux </text:p>
          </table:table-cell>
          <table:table-cell table:style-name="ce49" office:value-type="string">
            <text:p>.=&gt;</text:p>
          </table:table-cell>
          <table:table-cell table:style-name="ce6"/>
          <table:table-cell table:style-name="ce158"/>
          <table:table-cell table:style-name="ce162" office:value-type="string">
            <text:p><text:a xlink:href="../BDD%20!!!!!!!!!!!/BDD%20bases/PEDAGO/Autour%20du%20brevet/_grille_oral_dnb_2019_completee_.pdf">Grille éval'DNB</text:a>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27" table:number-columns-repeated="5"/>
          <table:table-cell table:style-name="ce34" table:number-columns-repeated="4"/>
          <table:table-cell table:style-name="ce41"/>
          <table:table-cell table:style-name="Default" table:number-columns-repeated="2"/>
          <table:table-cell table:style-name="ce47"/>
          <table:table-cell table:style-name="ce53" table:number-columns-repeated="5"/>
          <table:table-cell table:style-name="ce63"/>
          <table:table-cell table:style-name="ce102"/>
          <table:table-cell table:style-name="ce122"/>
          <table:table-cell table:style-name="ce130"/>
          <table:table-cell table:style-name="ce49"/>
          <table:table-cell table:style-name="ce6"/>
          <table:table-cell table:style-name="ce158"/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12">
          <table:table-cell table:style-name="ce2"/>
          <table:table-cell table:style-name="ce10"/>
          <table:table-cell table:style-name="ce19"/>
          <table:table-cell table:style-name="ce28"/>
          <table:table-cell table:style-name="ce31" table:number-columns-repeated="5"/>
          <table:table-cell table:style-name="ce19" table:number-columns-repeated="3"/>
          <table:table-cell table:style-name="ce34" table:number-columns-repeated="3"/>
          <table:table-cell table:style-name="ce48"/>
          <table:table-cell table:style-name="ce6"/>
          <table:table-cell table:style-name="ce53"/>
          <table:table-cell table:style-name="ce80" office:value-type="string" table:number-columns-spanned="3" table:number-rows-spanned="2">
            <office:annotation draw:style-name="gr30" draw:text-style-name="P13" svg:width="30.628cm" svg:height="10.83cm" svg:x="36.548cm" svg:y="17.862cm" draw:caption-point-x="-0.694cm" draw:caption-point-y="1.519cm">
              <dc:date>2022-06-21T00:00:00</dc:date>
              <text:p text:style-name="P13"><text:span text:style-name="T21">NOUVEAU JEU PARRAINAGE </text:span></text:p>
              <text:p text:style-name="P13"><text:span text:style-name="T21"><text:s text:c="13"/></text:span><text:span text:style-name="T21">Et GAGNE </text:span></text:p>
              <text:p text:style-name="P13"><text:span text:style-name="T21"><text:s text:c="6"/></text:span><text:span text:style-name="T21">des places de cinéma </text:span></text:p>
              <text:p text:style-name="P13"><text:span text:style-name="T21"><text:s text:c="4"/></text:span><text:span text:style-name="T21">et plein d'autres surprises </text:span></text:p>
            </office:annotation>
            <text:p><text:a xlink:href="file://srvmconsult/mathconsult/DIRECTION%20MATHCONSULT/Mathconsult%20%2022-23/parents%20%20et%20élèves%2022-23/parrainage/parrainage%2024%20aout%20.pdf">Point sur le Parrainage </text:a></text:p>
          </table:table-cell>
          <table:covered-table-cell table:number-columns-repeated="2" table:style-name="ce53"/>
          <table:table-cell table:style-name="ce63"/>
          <table:table-cell table:style-name="ce102"/>
          <table:table-cell table:style-name="ce122"/>
          <table:table-cell table:style-name="ce138" office:value-type="string">
            <office:annotation draw:style-name="gr31" draw:text-style-name="P6" svg:width="2.899cm" svg:height="1.781cm" svg:x="46.165cm" svg:y="17.852cm" draw:caption-point-x="-0.61cm" draw:caption-point-y="1.529cm">
              <dc:creator>ob</dc:creator>
              <dc:date>2018-02-02T00:00:00</dc:date>
              <text:p text:style-name="P6"><text:span text:style-name="T4">Dates d'épreuves et coéfficient </text:span></text:p>
              <text:p text:style-name="P6"><text:span text:style-name="T4"/></text:p>
            </office:annotation>
            <text:p><text:a xlink:href="../BDD%20!!!!!!!!!!!/BDD%20bases/PEDAGO/Tout%20sur%20vos%20filières.ods">Tout sur vos Filières </text:a></text:p>
          </table:table-cell>
          <table:table-cell table:style-name="ce49"/>
          <table:table-cell table:style-name="ce6"/>
          <table:table-cell table:style-name="ce158"/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13">
          <table:table-cell table:style-name="ce2"/>
          <table:table-cell table:style-name="ce11"/>
          <table:table-cell table:style-name="ce21" table:number-columns-repeated="13"/>
          <table:table-cell table:style-name="ce49"/>
          <table:table-cell table:style-name="ce6"/>
          <table:table-cell table:style-name="ce63"/>
          <table:covered-table-cell table:number-columns-repeated="3" table:style-name="ce63"/>
          <table:table-cell table:style-name="ce63"/>
          <table:table-cell table:style-name="ce102"/>
          <table:table-cell table:style-name="ce123"/>
          <table:table-cell table:style-name="ce139"/>
          <table:table-cell table:style-name="ce150"/>
          <table:table-cell table:style-name="ce6"/>
          <table:table-cell table:style-name="ce158"/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3">
          <table:table-cell table:style-name="ce2"/>
          <table:table-cell table:style-name="ce11"/>
          <table:table-cell table:style-name="ce22" office:value-type="string" table:number-columns-spanned="13" table:number-rows-spanned="2">
            <office:annotation draw:style-name="gr18" draw:text-style-name="P2" svg:width="38.396cm" svg:height="9.657cm" svg:x="20.64cm" svg:y="8.322cm" draw:caption-point-x="2.17cm" draw:caption-point-y="12.21cm">
              <dc:date>2016-08-22T00:00:00</dc:date>
              <text:p text:style-name="P2"><text:span text:style-name="T1"><text:s text:c="3"/></text:span><text:span text:style-name="T1">Précautions à prendre et à respecter <text:s/>dans l'utilisation des outils informatiques <text:s text:c="16"/>que vous utilisez </text:span></text:p>
              <text:p text:style-name="P2"><text:span text:style-name="T1"><text:s text:c="16"/></text:span><text:span text:style-name="T1">chez mathconsult </text:span></text:p>
            </office:annotation>
            <text:p><text:a xlink:href="file://srvmconsult/mathconsult/DIRECTION%20MATHCONSULT/TOUT/LOCAL/MATERIELS/info/parc%20informatique/règles%20sur%20utilisation%20de%20l'ordi%20par%20élève%20new%20adress.pdf">ATTENTION et utilisation de l'outil informatique</text:a></text:p>
          </table:table-cell>
          <table:covered-table-cell table:number-columns-repeated="7" table:style-name="ce6"/>
          <table:covered-table-cell table:number-columns-repeated="3" table:style-name="ce21"/>
          <table:covered-table-cell table:style-name="ce43"/>
          <table:covered-table-cell table:style-name="Default"/>
          <table:table-cell table:style-name="ce49"/>
          <table:table-cell table:style-name="ce6"/>
          <table:table-cell table:style-name="ce63" table:number-columns-repeated="5"/>
          <table:table-cell table:style-name="ce102"/>
          <table:table-cell table:style-name="ce63" table:number-columns-repeated="3"/>
          <table:table-cell table:style-name="ce6"/>
          <table:table-cell table:style-name="ce158"/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5">
          <table:table-cell table:style-name="ce2"/>
          <table:table-cell table:style-name="ce11"/>
          <table:covered-table-cell table:number-columns-repeated="8" table:style-name="ce6"/>
          <table:covered-table-cell table:number-columns-repeated="5" table:style-name="Default"/>
          <table:table-cell table:style-name="ce49"/>
          <table:table-cell table:style-name="ce6"/>
          <table:table-cell table:style-name="ce64"/>
          <table:table-cell table:style-name="ce81" office:value-type="string" table:number-columns-spanned="3" table:number-rows-spanned="2">
            <office:annotation draw:style-name="gr32" draw:text-style-name="P10" svg:width="19.732cm" svg:height="15.337cm" svg:x="13.365cm" svg:y="11.946cm" draw:caption-point-x="22.489cm" draw:caption-point-y="8.848cm">
              <dc:creator>ob</dc:creator>
              <dc:date>2017-10-20T00:00:00</dc:date>
              <text:p text:style-name="P10"><text:span text:style-name="T22"><text:s text:c="9"/></text:span><text:span text:style-name="T23">N'hésitez pas </text:span></text:p>
              <text:p text:style-name="P10"><text:span text:style-name="T22"><text:s text:c="3"/></text:span><text:span text:style-name="T23">d'ici ou de chez vous</text:span></text:p>
              <text:p text:style-name="P10"><text:span text:style-name="T22"><text:s/></text:span><text:span text:style-name="T23">à donner votre ressenti</text:span><text:span text:style-name="T22"> <text:s text:c="2"/></text:span><text:span text:style-name="T23"><text:s/></text:span><text:span text:style-name="T22"><text:s text:c="8"/></text:span><text:span text:style-name="T23">et votre avis,</text:span></text:p>
              <text:p text:style-name="P10"><text:span text:style-name="T22"><text:s/></text:span><text:span text:style-name="T23">Votre avis nous intéresse </text:span></text:p>
              <text:p text:style-name="P10"><text:span text:style-name="T23"/></text:p>
              <text:p text:style-name="P10"><text:span text:style-name="T22"><text:s text:c="10"/></text:span><text:span text:style-name="T23">Clignez ICI </text:span></text:p>
              <text:p text:style-name="P10"><text:span text:style-name="T23"/></text:p>
            </office:annotation>
            <text:p><text:span text:style-name="T30"><text:a xlink:href="https://www.google.fr/search?q=mathconsult&amp;oq=mathconsult&amp;aqs=chrome..69i57j69i60j69i61l2j69i60j0.9767j0j7&amp;sourceid=chrome&amp;ie=UTF-8#lrd=0x480731d31ba756cf:0xcd2f2570d3378773,3,,">Votre avis nous interesse</text:a></text:span></text:p>
          </table:table-cell>
          <table:covered-table-cell table:style-name="ce95"/>
          <table:covered-table-cell table:style-name="ce104"/>
          <table:table-cell table:style-name="ce111"/>
          <table:table-cell table:style-name="ce115"/>
          <table:table-cell table:style-name="ce124" office:value-type="string">
            <text:p><text:a xlink:href="https://www.instagram.com/mathconsult/?hl=fr">Mathconsult est sur instagram</text:a></text:p>
          </table:table-cell>
          <table:table-cell table:style-name="ce140"/>
          <table:table-cell table:style-name="ce151">
            <office:annotation draw:style-name="gr33" draw:text-style-name="P14" svg:width="23.819cm" svg:height="18.645cm" svg:x="47.048cm" svg:y="20.438cm" draw:caption-point-x="-0.61cm" draw:caption-point-y="0.356cm">
              <dc:date>2022-06-18T00:00:00</dc:date>
              <text:p text:style-name="P14"><text:span text:style-name="T24">Mathconsult est sur :</text:span></text:p>
              <text:p text:style-name="P14"><text:span text:style-name="T24">*Instagran</text:span></text:p>
              <text:p text:style-name="P14"><text:span text:style-name="T24">*Facebook </text:span></text:p>
            </office:annotation>
          </table:table-cell>
          <table:table-cell table:style-name="ce6"/>
          <table:table-cell table:style-name="ce158"/>
          <table:table-cell table:style-name="ce162" office:value-type="string">
            <text:p><text:a xlink:href="../BDD%20!!!!!!!!!!!/BDD%20bases/PEDAGO/Autour%20du%20brevet/carnet_de_bord_oral_dnb_-_juin_2019.pdf">Présentation oral DNB</text:a></text:p>
          </table:table-cell>
          <table:table-cell table:style-name="ce162" table:number-columns-repeated="5"/>
          <table:table-cell table:style-name="ce49"/>
          <table:table-cell table:number-columns-repeated="989"/>
        </table:table-row>
        <table:table-row table:style-name="ro13">
          <table:table-cell table:style-name="ce2"/>
          <table:table-cell table:style-name="ce12"/>
          <table:table-cell table:style-name="ce23" table:number-columns-repeated="13"/>
          <table:table-cell table:style-name="ce50"/>
          <table:table-cell table:style-name="ce6"/>
          <table:table-cell table:style-name="ce65"/>
          <table:covered-table-cell table:number-columns-repeated="3" table:style-name="ce82"/>
          <table:table-cell table:style-name="ce112"/>
          <table:table-cell table:style-name="ce116"/>
          <table:table-cell table:style-name="ce125"/>
          <table:table-cell table:style-name="ce141" office:value-type="string" table:number-columns-spanned="1" table:number-rows-spanned="2">
            <text:p><text:a xlink:href="https://www.facebook.com/mathconsult79/">Mais aussi sur facebook </text:a></text:p>
          </table:table-cell>
          <table:table-cell table:style-name="ce152"/>
          <table:table-cell table:style-name="ce6"/>
          <table:table-cell table:style-name="ce158"/>
          <table:table-cell table:style-name="ce162" table:number-columns-repeated="6"/>
          <table:table-cell table:style-name="ce49"/>
          <table:table-cell table:number-columns-repeated="989"/>
        </table:table-row>
        <table:table-row table:style-name="ro14">
          <table:table-cell table:style-name="ce3"/>
          <table:table-cell table:style-name="ce13" table:number-columns-repeated="16"/>
          <table:table-cell table:style-name="ce66"/>
          <table:table-cell table:style-name="ce83" table:number-columns-repeated="6"/>
          <table:covered-table-cell table:style-name="ce142"/>
          <table:table-cell table:style-name="ce153"/>
          <table:table-cell table:style-name="ce13"/>
          <table:table-cell table:style-name="ce160"/>
          <table:table-cell table:style-name="ce23" table:number-columns-repeated="6"/>
          <table:table-cell table:style-name="ce50"/>
          <table:table-cell table:number-columns-repeated="989"/>
        </table:table-row>
        <table:table-row table:style-name="ro15">
          <table:table-cell table:number-columns-repeated="1024"/>
        </table:table-row>
        <table:table-row table:style-name="ro15" table:number-rows-repeated="5">
          <table:table-cell table:number-columns-repeated="16"/>
          <table:table-cell table:style-name="Default" table:number-columns-repeated="11"/>
          <table:table-cell table:number-columns-repeated="997"/>
        </table:table-row>
        <table:table-row table:style-name="ro15" table:number-rows-repeated="1048536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Print" svg:font-family="'Segoe Print'" style:font-pitch="variable"/>
    <style:font-face style:name="Roman" svg:font-family="Roman" style:font-adornments="Italique" style:font-family-generic="roman" style:font-pitch="variable"/>
    <style:font-face style:name="Roman1" svg:font-family="Roma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7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37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37P0"/>
    </number:currency-style>
    <number:currency-style style:name="N138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3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3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9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number-style style:name="N141">
      <number:number number:decimal-places="0" number:min-integer-digits="0"/>
    </number:number-style>
    <number:number-style style:name="N142P0" style:volatile="true">
      <number:number number: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currency-style style:name="N144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number-style style:name="N145">
      <number:number number:decimal-places="1" number:min-integer-digits="1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</number:number-style>
    <number:number-style style:name="N148">
      <number:text>-</number:text>
      <number:number number:decimal-places="2" number:min-integer-digits="1" number:grouping="true"/>
      <style:map style:condition="value()&gt;=0" style:apply-style-name="N148P0"/>
    </number:number-style>
    <number:number-style style:name="N149">
      <number:scientific-number number:decimal-places="1" number:min-integer-digits="1" number:min-exponent-digits="1"/>
    </number:number-style>
    <number:number-style style:name="N151P0" style:volatile="true">
      <number:number number:decimal-places="0" number:min-integer-digits="1" number:grouping="true"/>
      <number:text> F</number:text>
    </number:number-style>
    <number:number-style style:name="N151">
      <number:text>-</number:text>
      <number:number number:decimal-places="0" number:min-integer-digits="1" number:grouping="true"/>
      <number:text> F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 F</number:text>
    </number:number-style>
    <number:number-style style:name="N15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F</number:text>
    </number:number-style>
    <number:number-style style:name="N154">
      <number:text>-</number:text>
      <number:number number:decimal-places="2" number:min-integer-digits="1" number:grouping="true"/>
      <number:text> F</number:text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  <number:text> F</number:text>
    </number:number-style>
    <number:number-style style:name="N15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5P0"/>
    </number:number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P1" style:volatile="true">
      <number:text>-</number:text>
      <number:number number:decimal-places="0" number:min-integer-digits="1" number:grouping="true"/>
      <number:text> F</number:text>
    </number:number-style>
    <number:number-style style:name="N157">
      <number:text>- F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integer-digits="1" number:grouping="true"/>
    </number:number-style>
    <number:number-style style:name="N159P1" style:volatile="true">
      <number:text>-</number:text>
      <number:number number:decimal-places="0" number:min-integer-digits="1" number:grouping="true"/>
    </number:number-style>
    <number:number-style style:name="N159">
      <number:text>- 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P1" style:volatile="true">
      <number:text>-</number:text>
      <number:number number:decimal-places="2" number:min-integer-digits="1" number:grouping="true"/>
      <number:text> F</number:text>
    </number:number-style>
    <number:number-style style:name="N161">
      <number:text>-</number:text>
      <number:number number:decimal-places="0" number:min-integer-digits="0"/>
      <number:text> F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integer-digits="1" number:grouping="true"/>
    </number:number-style>
    <number:number-style style:name="N163P1" style:volatile="true">
      <number:text>-</number:text>
      <number:number number:decimal-places="2" number:min-integer-digits="1" number:grouping="true"/>
    </number:number-style>
    <number:number-style style:name="N163">
      <number:text>-</number:text>
      <number:number number: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integer-digits="1"/>
    </number:number-style>
    <number:number-style style:name="N164">
      <style:text-properties fo:color="#ff0000"/>
      <number:text>-</number:text>
      <number:number number:decimal-places="0" number:min-integer-digits="1"/>
      <style:map style:condition="value()&gt;=0" style:apply-style-name="N164P0"/>
    </number:number-style>
    <number:percentage-style style:name="N165P0" style:volatile="true">
      <number:number number:decimal-places="2" number:min-integer-digits="1"/>
      <number:text>%</number:text>
    </number:percentage-style>
    <number:percentage-style style:name="N165">
      <style:text-properties fo:color="#ff0000"/>
      <number:text>-</number:text>
      <number:number number:decimal-places="2" number:min-integer-digits="1"/>
      <number:text>%</number:text>
      <style:map style:condition="value()&gt;=0" style:apply-style-name="N165P0"/>
    </number:percentage-style>
    <number:number-style style:name="N166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68P0" style:volatile="true">
      <number:number number:decimal-places="0" number:min-integer-digits="0">
        <number:embedded-text number:position="14"> </number:embedded-text>
        <number:embedded-text number:position="12"> </number:embedded-text>
        <number:embedded-text number:position="10"> </number:embedded-text>
        <number:embedded-text number:position="8"> </number:embedded-text>
        <number:embedded-text number:position="5"> </number:embedded-text>
        <number:embedded-text number:position="2"> | </number:embedded-text>
      </number:number>
    </number:number-style>
    <number:number-style style:name="N168">
      <number:number number:decimal-places="0" number:min-integer-digits="0">
        <number:embedded-text number:position="12"> </number:embedded-text>
        <number:embedded-text number:position="10"> </number:embedded-text>
        <number:embedded-text number:position="8"> </number:embedded-text>
        <number:embedded-text number:position="6"> </number:embedded-text>
        <number:embedded-text number:position="3"> </number:embedded-text>
      </number:number>
      <style:map style:condition="value()&gt;=3000000000000" style:apply-style-name="N168P0"/>
    </number:number-style>
    <number:number-style style:name="N169">
      <number:number number:decimal-places="3" number:min-integer-digits="1"/>
    </number:number-style>
    <number:number-style style:name="N170">
      <number:number number:decimal-places="1" number:min-integer-digits="2"/>
    </number:number-style>
    <number:date-style style:name="N171" number:title="Défini par l'utilisateur">
      <number:month/>
    </number:date-style>
    <number:currency-style style:name="N17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2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fo:page-width="42cm" fo:page-height="29.7cm" style:num-format="1" style:print-orientation="landscape" fo:margin-top="0.101cm" fo:margin-bottom="0.101cm" fo:margin-left="0.101cm" fo:margin-right="0.10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7">07/04/2026</text:date>, <text:time>13:1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6DT51M7S</meta:editing-duration>
    <meta:editing-cycles>180</meta:editing-cycles>
    <meta:generator>OpenOffice/4.1.16$Win32 OpenOffice.org_project/4116m3$Build-9816</meta:generator>
    <dc:date>2026-04-07T13:16:44.74</dc:date>
    <meta:document-statistic meta:table-count="1" meta:cell-count="125" meta:object-count="1"/>
    <meta:user-defined meta:name="Info 1"/>
    <meta:user-defined meta:name="Info 2"/>
    <meta:user-defined meta:name="Info 3"/>
    <meta:user-defined meta:name="Info 4"/>
  </office:meta>
</office:document-meta>
</file>